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office:font-face-decls>
  <office:automatic-styles>
    <style:style style:name="Table1" style:family="table">
      <style:table-properties style:width="8.434in" fo:margin-left="-0.7771in" fo:margin-top="0in" fo:margin-bottom="0in" table:align="left" style:writing-mode="page"/>
    </style:style>
    <style:style style:name="Table1.A" style:family="table-column">
      <style:table-column-properties style:column-width="8.434in"/>
    </style:style>
    <style:style style:name="Table1.1" style:family="table-row">
      <style:table-row-properties fo:keep-together="auto"/>
    </style:style>
    <style:style style:name="Table1.A1" style:family="table-cell">
      <style:table-cell-properties fo:padding="0.0382in" fo:border="0.25pt solid #ffd7d7"/>
    </style:style>
    <style:style style:name="Table1.2" style:family="table-row">
      <style:table-row-properties style:min-row-height="0.0701in" fo:keep-together="auto"/>
    </style:style>
    <style:style style:name="Table1.A2" style:family="table-cell">
      <style:table-cell-properties fo:padding="0.0382in" fo:border-left="0.25pt solid #fa04f5" fo:border-right="0.25pt solid #fa04f5" fo:border-top="none" fo:border-bottom="0.25pt solid #fa04f5"/>
    </style:style>
    <style:style style:name="Table1.A3" style:family="table-cell">
      <style:table-cell-properties fo:padding="0.0382in" fo:border-left="0.25pt solid #ffd7d7" fo:border-right="0.25pt solid #ffd7d7" fo:border-top="none" fo:border-bottom="0.25pt solid #ffd7d7"/>
    </style:style>
    <style:style style:name="P1" style:family="paragraph" style:parent-style-name="Standard">
      <style:paragraph-properties fo:text-align="start" style:justify-single-word="false" style:writing-mode="lr-tb">
        <style:tab-stops>
          <style:tab-stop style:position="2.6075in"/>
          <style:tab-stop style:position="5.2173in"/>
          <style:tab-stop style:position="6.8252in" style:type="right"/>
        </style:tab-stops>
      </style:paragraph-properties>
    </style:style>
    <style:style style:name="P2" style:family="paragraph" style:parent-style-name="Standard">
      <style:paragraph-properties fo:text-align="start" style:justify-single-word="false" fo:orphans="0" fo:widows="0" style:writing-mode="lr-tb"/>
    </style:style>
    <style:style style:name="P3" style:family="paragraph" style:parent-style-name="Table_20_Contents">
      <style:paragraph-properties fo:text-align="start" style:justify-single-word="false" fo:orphans="0" fo:widows="0" style:writing-mode="lr-tb"/>
    </style:style>
    <style:style style:name="P4" style:family="paragraph" style:parent-style-name="Standard">
      <style:paragraph-properties fo:text-align="center" style:justify-single-word="false" style:writing-mode="lr-tb"/>
      <style:text-properties fo:color="#fa04f5" loext:opacity="100%" fo:font-size="8pt" fo:font-weight="normal" style:font-size-asian="8pt" style:font-weight-asian="normal" style:font-size-complex="8pt" style:font-weight-complex="normal"/>
    </style:style>
    <style:style style:name="P5" style:family="paragraph" style:parent-style-name="Table_20_Contents">
      <style:paragraph-properties fo:text-align="start" style:justify-single-word="false" fo:orphans="0" fo:widows="0" style:writing-mode="lr-tb"/>
      <style:text-properties fo:color="#fa04f5" loext:opacity="100%" fo:font-weight="bold" style:font-weight-asian="bold" style:font-weight-complex="bold"/>
    </style:style>
    <style:style style:name="P6" style:family="paragraph" style:parent-style-name="Table_20_Contents">
      <style:paragraph-properties fo:text-align="start" style:justify-single-word="false" fo:orphans="0" fo:widows="0" style:writing-mode="lr-tb"/>
      <style:text-properties fo:color="#fa04f5" loext:opacity="100%"/>
    </style:style>
    <style:style style:name="P7" style:family="paragraph" style:parent-style-name="Table_20_Contents">
      <style:paragraph-properties fo:text-align="start" style:justify-single-word="false" fo:orphans="0" fo:widows="0" style:writing-mode="lr-tb"/>
      <style:text-properties fo:color="#fa04f5" loext:opacity="100%" fo:font-weight="normal" style:font-weight-asian="normal" style:font-weight-complex="normal"/>
    </style:style>
    <style:style style:name="P8" style:family="paragraph" style:parent-style-name="Table_20_Contents">
      <style:paragraph-properties fo:text-align="start" style:justify-single-word="false" fo:orphans="0" fo:widows="0" style:writing-mode="lr-tb"/>
      <style:text-properties fo:color="#fa04f5" loext:opacity="100%" fo:font-weight="normal" officeooo:rsid="001c8233" officeooo:paragraph-rsid="001c8233" style:font-weight-asian="normal" style:font-weight-complex="normal"/>
    </style:style>
    <style:style style:name="P9" style:family="paragraph" style:parent-style-name="Table_20_Contents">
      <style:paragraph-properties fo:text-align="start" style:justify-single-word="false" fo:orphans="0" fo:widows="0" style:writing-mode="lr-tb"/>
      <style:text-properties fo:color="#fa04f5" loext:opacity="100%" style:text-underline-style="solid" style:text-underline-width="auto" style:text-underline-color="font-color" fo:font-weight="bold" style:font-weight-asian="bold" style:font-weight-complex="bold"/>
    </style:style>
    <style:style style:name="P10" style:family="paragraph" style:parent-style-name="Table_20_Contents">
      <style:paragraph-properties fo:text-align="start" style:justify-single-word="false" fo:orphans="0" fo:widows="0" style:writing-mode="lr-tb"/>
      <style:text-properties fo:color="#fa04f5" loext:opacity="100%" style:text-underline-style="none" fo:font-weight="normal" style:font-weight-asian="normal" style:font-weight-complex="normal"/>
    </style:style>
    <style:style style:name="P11" style:family="paragraph" style:parent-style-name="Table_20_Contents">
      <style:paragraph-properties fo:text-align="start" style:justify-single-word="false" fo:orphans="0" fo:widows="0" style:writing-mode="lr-tb"/>
      <style:text-properties fo:color="#fa04f5" loext:opacity="100%" officeooo:rsid="001c8233" officeooo:paragraph-rsid="001c8233"/>
    </style:style>
    <style:style style:name="P12" style:family="paragraph" style:parent-style-name="Table_20_Contents">
      <style:paragraph-properties fo:text-align="start" style:justify-single-word="false" fo:orphans="0" fo:widows="0" style:writing-mode="lr-tb"/>
      <style:text-properties fo:color="#fa04f5" loext:opacity="100%" officeooo:rsid="001cd9f2" officeooo:paragraph-rsid="001cd9f2"/>
    </style:style>
    <style:style style:name="P13" style:family="paragraph" style:parent-style-name="Table_20_Contents">
      <style:paragraph-properties fo:text-align="start" style:justify-single-word="false" fo:orphans="0" fo:widows="0" style:writing-mode="lr-tb"/>
      <style:text-properties fo:color="#fa04f5" loext:opacity="100%" officeooo:rsid="001df53d" officeooo:paragraph-rsid="001df53d"/>
    </style:style>
    <style:style style:name="P14" style:family="paragraph" style:parent-style-name="Table_20_Contents">
      <style:paragraph-properties fo:text-align="start" style:justify-single-word="false" fo:orphans="0" fo:widows="0" style:writing-mode="lr-tb"/>
      <style:text-properties fo:color="#fa04f5" loext:opacity="100%" officeooo:rsid="001ed808" officeooo:paragraph-rsid="001ed808"/>
    </style:style>
    <style:style style:name="P15" style:family="paragraph" style:parent-style-name="Table_20_Contents">
      <style:paragraph-properties fo:text-align="start" style:justify-single-word="false" fo:orphans="0" fo:widows="0" style:writing-mode="lr-tb"/>
      <style:text-properties fo:color="#fa04f5" loext:opacity="100%" officeooo:rsid="0021089f" officeooo:paragraph-rsid="0021089f"/>
    </style:style>
    <style:style style:name="P16" style:family="paragraph" style:parent-style-name="Table_20_Contents">
      <style:paragraph-properties fo:text-align="start" style:justify-single-word="false" fo:orphans="0" fo:widows="0" style:writing-mode="lr-tb"/>
      <style:text-properties fo:color="#fa04f5" loext:opacity="100%" officeooo:rsid="002284da" officeooo:paragraph-rsid="002284da"/>
    </style:style>
    <style:style style:name="P17" style:family="paragraph" style:parent-style-name="Table_20_Contents">
      <style:paragraph-properties fo:text-align="start" style:justify-single-word="false" fo:orphans="0" fo:widows="0" style:writing-mode="lr-tb"/>
      <style:text-properties fo:color="#fa04f5" loext:opacity="100%" officeooo:rsid="00232828" officeooo:paragraph-rsid="00232828"/>
    </style:style>
    <style:style style:name="P18" style:family="paragraph" style:parent-style-name="Table_20_Contents">
      <style:paragraph-properties fo:text-align="start" style:justify-single-word="false" fo:orphans="0" fo:widows="0" style:writing-mode="lr-tb"/>
      <style:text-properties fo:color="#fa04f5" loext:opacity="100%" officeooo:rsid="0028c835" officeooo:paragraph-rsid="0027bf00"/>
    </style:style>
    <style:style style:name="P19" style:family="paragraph" style:parent-style-name="Table_20_Contents">
      <style:paragraph-properties fo:text-align="start" style:justify-single-word="false" fo:orphans="0" fo:widows="0" style:writing-mode="lr-tb"/>
      <style:text-properties fo:color="#fa04f5" loext:opacity="100%" officeooo:rsid="002524ca" officeooo:paragraph-rsid="002524ca"/>
    </style:style>
    <style:style style:name="P20" style:family="paragraph" style:parent-style-name="Table_20_Contents">
      <style:paragraph-properties fo:text-align="start" style:justify-single-word="false" fo:orphans="0" fo:widows="0" style:writing-mode="lr-tb"/>
      <style:text-properties fo:color="#fa04f5" loext:opacity="100%" officeooo:rsid="003cf80f" officeooo:paragraph-rsid="003cf80f"/>
    </style:style>
    <style:style style:name="P21" style:family="paragraph" style:parent-style-name="Table_20_Contents">
      <style:paragraph-properties fo:text-align="start" style:justify-single-word="false" fo:orphans="0" fo:widows="0" style:writing-mode="lr-tb"/>
      <style:text-properties fo:color="#fa04f5" loext:opacity="100%" officeooo:rsid="0045560c" officeooo:paragraph-rsid="0045560c"/>
    </style:style>
    <style:style style:name="P22" style:family="paragraph" style:parent-style-name="Table_20_Contents">
      <style:paragraph-properties fo:text-align="start" style:justify-single-word="false" fo:orphans="0" fo:widows="0" style:writing-mode="lr-tb"/>
      <style:text-properties fo:color="#fa04f5" loext:opacity="100%" officeooo:rsid="0051aa90" officeooo:paragraph-rsid="0051aa90"/>
    </style:style>
    <style:style style:name="P23" style:family="paragraph" style:parent-style-name="Table_20_Contents">
      <style:paragraph-properties fo:text-align="start" style:justify-single-word="false" fo:orphans="0" fo:widows="0" style:writing-mode="lr-tb"/>
      <style:text-properties fo:color="#fa04f5" loext:opacity="100%" officeooo:rsid="00532cfc" officeooo:paragraph-rsid="00532cfc"/>
    </style:style>
    <style:style style:name="P24" style:family="paragraph" style:parent-style-name="Table_20_Contents">
      <style:paragraph-properties fo:text-align="start" style:justify-single-word="false" fo:orphans="0" fo:widows="0" style:writing-mode="lr-tb"/>
      <style:text-properties fo:color="#fa04f5" loext:opacity="100%" officeooo:rsid="005ec02e" officeooo:paragraph-rsid="005ec02e"/>
    </style:style>
    <style:style style:name="P25" style:family="paragraph" style:parent-style-name="Standard">
      <style:paragraph-properties fo:text-align="center" style:justify-single-word="false" style:writing-mode="lr-tb"/>
      <style:text-properties fo:color="#fa04f5" loext:opacity="100%" fo:font-size="14pt" fo:font-weight="bold" style:font-size-asian="14pt" style:font-weight-asian="bold" style:font-size-complex="14pt" style:font-weight-complex="bold"/>
    </style:style>
    <style:style style:name="P26" style:family="paragraph" style:parent-style-name="Table_20_Contents">
      <style:paragraph-properties fo:text-align="start" style:justify-single-word="false" fo:orphans="0" fo:widows="0" style:writing-mode="lr-tb"/>
      <style:text-properties style:text-underline-style="none" fo:font-weight="normal" style:font-weight-asian="normal" style:font-weight-complex="normal"/>
    </style:style>
    <style:style style:name="P27" style:family="paragraph" style:parent-style-name="Standard">
      <style:paragraph-properties fo:text-align="center" style:justify-single-word="false" style:writing-mode="lr-tb"/>
    </style:style>
    <style:style style:name="P28" style:family="paragraph" style:parent-style-name="Table_20_Contents">
      <style:paragraph-properties fo:text-align="start" style:justify-single-word="false" fo:orphans="0" fo:widows="0" style:writing-mode="lr-tb"/>
      <style:text-properties fo:color="#ffff00" loext:opacity="100%" officeooo:rsid="002524ca" officeooo:paragraph-rsid="002524ca"/>
    </style:style>
    <style:style style:name="P29" style:family="paragraph" style:parent-style-name="Table_20_Contents">
      <style:paragraph-properties fo:text-align="start" style:justify-single-word="false" fo:orphans="0" fo:widows="0" style:writing-mode="lr-tb"/>
      <style:text-properties fo:color="#ffff00" loext:opacity="100%" officeooo:rsid="002524ca" officeooo:paragraph-rsid="004afe88"/>
    </style:style>
    <style:style style:name="P30" style:family="paragraph" style:parent-style-name="Table_20_Contents">
      <style:paragraph-properties fo:text-align="start" style:justify-single-word="false" fo:orphans="0" fo:widows="0" style:writing-mode="lr-tb"/>
      <style:text-properties fo:color="#ffff00" loext:opacity="100%" officeooo:rsid="002560b3" officeooo:paragraph-rsid="002560b3"/>
    </style:style>
    <style:style style:name="P31" style:family="paragraph" style:parent-style-name="Table_20_Contents">
      <style:paragraph-properties fo:text-align="start" style:justify-single-word="false" fo:orphans="0" fo:widows="0" style:writing-mode="lr-tb"/>
      <style:text-properties fo:color="#ffff00" loext:opacity="100%" officeooo:rsid="0026f505" officeooo:paragraph-rsid="0026f505"/>
    </style:style>
    <style:style style:name="P32" style:family="paragraph" style:parent-style-name="Table_20_Contents">
      <style:paragraph-properties fo:text-align="start" style:justify-single-word="false" fo:orphans="0" fo:widows="0" style:writing-mode="lr-tb"/>
      <style:text-properties fo:color="#ffff00" loext:opacity="100%" officeooo:rsid="0027bf00" officeooo:paragraph-rsid="0027bf00"/>
    </style:style>
    <style:style style:name="P33" style:family="paragraph" style:parent-style-name="Table_20_Contents">
      <style:paragraph-properties fo:text-align="start" style:justify-single-word="false" fo:orphans="0" fo:widows="0" style:writing-mode="lr-tb"/>
      <style:text-properties fo:color="#ffff00" loext:opacity="100%" officeooo:rsid="002a09a8" officeooo:paragraph-rsid="002a09a8"/>
    </style:style>
    <style:style style:name="P34" style:family="paragraph" style:parent-style-name="Table_20_Contents">
      <style:paragraph-properties fo:text-align="start" style:justify-single-word="false" fo:orphans="0" fo:widows="0" style:writing-mode="lr-tb"/>
      <style:text-properties fo:color="#ffff00" loext:opacity="100%" officeooo:rsid="0039fed4" officeooo:paragraph-rsid="0039fed4"/>
    </style:style>
    <style:style style:name="P35" style:family="paragraph" style:parent-style-name="Table_20_Contents">
      <style:paragraph-properties fo:text-align="start" style:justify-single-word="false" fo:orphans="0" fo:widows="0" style:writing-mode="lr-tb"/>
      <style:text-properties fo:color="#ffff00" loext:opacity="100%" officeooo:rsid="00402c88" officeooo:paragraph-rsid="00402c88"/>
    </style:style>
    <style:style style:name="P36" style:family="paragraph" style:parent-style-name="Table_20_Contents">
      <style:paragraph-properties fo:text-align="start" style:justify-single-word="false" fo:orphans="0" fo:widows="0" style:writing-mode="lr-tb"/>
      <style:text-properties fo:color="#ffff00" loext:opacity="100%" officeooo:rsid="00433009" officeooo:paragraph-rsid="00433009"/>
    </style:style>
    <style:style style:name="P37" style:family="paragraph" style:parent-style-name="Table_20_Contents">
      <style:paragraph-properties fo:text-align="start" style:justify-single-word="false" fo:orphans="0" fo:widows="0" style:writing-mode="lr-tb"/>
      <style:text-properties fo:color="#ffff00" loext:opacity="100%" officeooo:rsid="004b5365" officeooo:paragraph-rsid="004b5365"/>
    </style:style>
    <style:style style:name="P38" style:family="paragraph" style:parent-style-name="Table_20_Contents">
      <style:paragraph-properties fo:text-align="start" style:justify-single-word="false" fo:orphans="0" fo:widows="0" style:writing-mode="lr-tb"/>
      <style:text-properties fo:color="#ffff00" loext:opacity="100%" officeooo:rsid="00554a52" officeooo:paragraph-rsid="00554a52"/>
    </style:style>
    <style:style style:name="P39" style:family="paragraph" style:parent-style-name="Table_20_Contents">
      <style:paragraph-properties fo:text-align="start" style:justify-single-word="false" fo:orphans="0" fo:widows="0" style:writing-mode="lr-tb"/>
      <style:text-properties fo:color="#ffff00" loext:opacity="100%" officeooo:rsid="00579302" officeooo:paragraph-rsid="00579302"/>
    </style:style>
    <style:style style:name="P40" style:family="paragraph" style:parent-style-name="Table_20_Contents">
      <style:paragraph-properties fo:text-align="start" style:justify-single-word="false" fo:orphans="0" fo:widows="0" style:writing-mode="lr-tb"/>
      <style:text-properties fo:color="#ffff00" loext:opacity="100%" fo:font-weight="bold" officeooo:rsid="0069f589" officeooo:paragraph-rsid="0069f589" style:font-weight-asian="bold" style:font-weight-complex="bold"/>
    </style:style>
    <style:style style:name="P41" style:family="paragraph" style:parent-style-name="Standard">
      <style:paragraph-properties fo:text-align="center" style:justify-single-word="false" style:writing-mode="lr-tb"/>
      <style:text-properties fo:font-size="8pt" fo:font-weight="normal" style:font-size-asian="8pt" style:font-weight-asian="normal" style:font-size-complex="8pt" style:font-weight-complex="normal"/>
    </style:style>
    <style:style style:name="P42" style:family="paragraph" style:parent-style-name="Table_20_Contents">
      <style:paragraph-properties fo:text-align="start" style:justify-single-word="false" fo:orphans="0" fo:widows="0" style:writing-mode="lr-tb"/>
      <style:text-properties fo:color="#ff972f" loext:opacity="100%" officeooo:rsid="0027bf00" officeooo:paragraph-rsid="0027bf00"/>
    </style:style>
    <style:style style:name="P43" style:family="paragraph" style:parent-style-name="Table_20_Contents">
      <style:paragraph-properties fo:text-align="start" style:justify-single-word="false" fo:orphans="0" fo:widows="0" style:writing-mode="lr-tb"/>
      <style:text-properties fo:color="#ff3838" loext:opacity="100%" officeooo:rsid="0027bf00" officeooo:paragraph-rsid="0027bf00"/>
    </style:style>
    <style:style style:name="P44" style:family="paragraph" style:parent-style-name="Table_20_Contents">
      <style:paragraph-properties fo:text-align="start" style:justify-single-word="false" fo:orphans="0" fo:widows="0" style:writing-mode="lr-tb"/>
      <style:text-properties fo:color="#f10d0c" loext:opacity="100%" officeooo:rsid="0027bf00" officeooo:paragraph-rsid="0027bf00"/>
    </style:style>
    <style:style style:name="P45" style:family="paragraph" style:parent-style-name="Table_20_Contents">
      <style:paragraph-properties fo:text-align="start" style:justify-single-word="false" fo:orphans="0" fo:widows="0" style:writing-mode="lr-tb"/>
      <style:text-properties fo:color="#ff8000" loext:opacity="100%" officeooo:rsid="0027bf00" officeooo:paragraph-rsid="0027bf00"/>
    </style:style>
    <style:style style:name="P46" style:family="paragraph" style:parent-style-name="Table_20_Contents">
      <style:paragraph-properties fo:text-align="start" style:justify-single-word="false" fo:orphans="0" fo:widows="0" style:writing-mode="lr-tb"/>
      <style:text-properties fo:color="#ff8000" loext:opacity="100%" officeooo:rsid="002524ca" officeooo:paragraph-rsid="002524ca"/>
    </style:style>
    <style:style style:name="P47" style:family="paragraph" style:parent-style-name="Table_20_Contents">
      <style:paragraph-properties fo:text-align="start" style:justify-single-word="false" fo:orphans="0" fo:widows="0" style:writing-mode="lr-tb"/>
      <style:text-properties fo:color="#ff8000" loext:opacity="100%" officeooo:rsid="002524ca" officeooo:paragraph-rsid="004afe88"/>
    </style:style>
    <style:style style:name="P48" style:family="paragraph" style:parent-style-name="Table_20_Contents">
      <style:paragraph-properties fo:text-align="start" style:justify-single-word="false" fo:orphans="0" fo:widows="0" style:writing-mode="lr-tb"/>
      <style:text-properties fo:color="#ff8000" loext:opacity="100%" officeooo:rsid="002a09a8" officeooo:paragraph-rsid="002a09a8"/>
    </style:style>
    <style:style style:name="P49" style:family="paragraph" style:parent-style-name="Table_20_Contents">
      <style:paragraph-properties fo:text-align="start" style:justify-single-word="false" fo:orphans="0" fo:widows="0" style:writing-mode="lr-tb"/>
      <style:text-properties fo:color="#ff8000" loext:opacity="100%" fo:font-weight="bold" style:font-weight-asian="bold" style:font-weight-complex="bold"/>
    </style:style>
    <style:style style:name="P50" style:family="paragraph" style:parent-style-name="Table_20_Contents">
      <style:paragraph-properties fo:text-align="start" style:justify-single-word="false" fo:orphans="0" fo:widows="0" style:writing-mode="lr-tb"/>
      <style:text-properties fo:color="#ff8000" loext:opacity="100%" officeooo:rsid="00402c88" officeooo:paragraph-rsid="00402c88"/>
    </style:style>
    <style:style style:name="P51" style:family="paragraph" style:parent-style-name="Table_20_Contents">
      <style:paragraph-properties fo:text-align="start" style:justify-single-word="false" fo:orphans="0" fo:widows="0" style:writing-mode="lr-tb"/>
      <style:text-properties fo:color="#ff8000" loext:opacity="100%" officeooo:rsid="00554a52" officeooo:paragraph-rsid="00554a52"/>
    </style:style>
    <style:style style:name="P52" style:family="paragraph" style:parent-style-name="Table_20_Contents">
      <style:paragraph-properties fo:text-align="start" style:justify-single-word="false" fo:orphans="0" fo:widows="0" style:writing-mode="lr-tb"/>
      <style:text-properties fo:color="#ff8000" loext:opacity="100%" officeooo:rsid="0055a167" officeooo:paragraph-rsid="0055a167"/>
    </style:style>
    <style:style style:name="P53" style:family="paragraph" style:parent-style-name="Table_20_Contents">
      <style:paragraph-properties fo:text-align="start" style:justify-single-word="false" fo:orphans="0" fo:widows="0" style:writing-mode="lr-tb"/>
      <style:text-properties fo:color="#81d41a" loext:opacity="100%" officeooo:rsid="0027bf00" officeooo:paragraph-rsid="0027bf00"/>
    </style:style>
    <style:style style:name="P54" style:family="paragraph" style:parent-style-name="Table_20_Contents">
      <style:paragraph-properties fo:text-align="start" style:justify-single-word="false" fo:orphans="0" fo:widows="0" style:writing-mode="lr-tb"/>
      <style:text-properties fo:color="#81d41a" loext:opacity="100%" officeooo:rsid="0027bf00" officeooo:paragraph-rsid="0028c835"/>
    </style:style>
    <style:style style:name="P55" style:family="paragraph" style:parent-style-name="Table_20_Contents">
      <style:paragraph-properties fo:text-align="start" style:justify-single-word="false" fo:orphans="0" fo:widows="0" style:writing-mode="lr-tb"/>
      <style:text-properties fo:color="#81d41a" loext:opacity="100%" officeooo:rsid="0028c835" officeooo:paragraph-rsid="0027bf00"/>
    </style:style>
    <style:style style:name="P56" style:family="paragraph" style:parent-style-name="Table_20_Contents">
      <style:paragraph-properties fo:text-align="start" style:justify-single-word="false" fo:orphans="0" fo:widows="0" style:writing-mode="lr-tb"/>
      <style:text-properties fo:color="#81d41a" loext:opacity="100%" officeooo:rsid="0028c835" officeooo:paragraph-rsid="0028c835"/>
    </style:style>
    <style:style style:name="P57" style:family="paragraph" style:parent-style-name="Table_20_Contents">
      <style:paragraph-properties fo:text-align="start" style:justify-single-word="false" fo:orphans="0" fo:widows="0" style:writing-mode="lr-tb"/>
      <style:text-properties fo:color="#81d41a" loext:opacity="100%" officeooo:rsid="002524ca" officeooo:paragraph-rsid="002524ca"/>
    </style:style>
    <style:style style:name="P58" style:family="paragraph" style:parent-style-name="Table_20_Contents">
      <style:paragraph-properties fo:text-align="start" style:justify-single-word="false" fo:orphans="0" fo:widows="0" style:writing-mode="lr-tb"/>
      <style:text-properties fo:color="#81d41a" loext:opacity="100%" officeooo:rsid="0026f505" officeooo:paragraph-rsid="0026f505"/>
    </style:style>
    <style:style style:name="P59" style:family="paragraph" style:parent-style-name="Table_20_Contents">
      <style:paragraph-properties fo:text-align="start" style:justify-single-word="false" fo:orphans="0" fo:widows="0" style:writing-mode="lr-tb"/>
      <style:text-properties fo:color="#81d41a" loext:opacity="100%" fo:font-weight="bold" style:font-weight-asian="bold" style:font-weight-complex="bold"/>
    </style:style>
    <style:style style:name="P60" style:family="paragraph" style:parent-style-name="Table_20_Contents">
      <style:paragraph-properties fo:text-align="start" style:justify-single-word="false" fo:orphans="0" fo:widows="0" style:writing-mode="lr-tb"/>
      <style:text-properties fo:color="#81d41a" loext:opacity="100%" officeooo:rsid="002ed1ef" officeooo:paragraph-rsid="002ed1ef"/>
    </style:style>
    <style:style style:name="P61" style:family="paragraph" style:parent-style-name="Table_20_Contents">
      <style:paragraph-properties fo:text-align="start" style:justify-single-word="false" fo:orphans="0" fo:widows="0" style:writing-mode="lr-tb"/>
      <style:text-properties fo:color="#81d41a" loext:opacity="100%" officeooo:rsid="002fd858" officeooo:paragraph-rsid="002fd858"/>
    </style:style>
    <style:style style:name="P62" style:family="paragraph" style:parent-style-name="Table_20_Contents">
      <style:paragraph-properties fo:text-align="start" style:justify-single-word="false" fo:orphans="0" fo:widows="0" style:writing-mode="lr-tb"/>
      <style:text-properties fo:color="#81d41a" loext:opacity="100%" officeooo:rsid="0045560c" officeooo:paragraph-rsid="0045560c"/>
    </style:style>
    <style:style style:name="P63" style:family="paragraph" style:parent-style-name="Table_20_Contents">
      <style:paragraph-properties fo:text-align="start" style:justify-single-word="false" fo:orphans="0" fo:widows="0" style:writing-mode="lr-tb"/>
      <style:text-properties fo:color="#81d41a" loext:opacity="100%" officeooo:rsid="004b5365" officeooo:paragraph-rsid="004b5365"/>
    </style:style>
    <style:style style:name="P64" style:family="paragraph" style:parent-style-name="Table_20_Contents">
      <style:paragraph-properties fo:text-align="start" style:justify-single-word="false" fo:orphans="0" fo:widows="0" style:writing-mode="lr-tb"/>
      <style:text-properties fo:color="#81d41a" loext:opacity="100%" officeooo:rsid="0057df43" officeooo:paragraph-rsid="0057df43"/>
    </style:style>
    <style:style style:name="P65" style:family="paragraph" style:parent-style-name="Table_20_Contents">
      <style:paragraph-properties fo:text-align="start" style:justify-single-word="false" fo:orphans="0" fo:widows="0" style:writing-mode="lr-tb"/>
      <style:text-properties fo:color="#81d41a" loext:opacity="100%" officeooo:rsid="00595795" officeooo:paragraph-rsid="00595795"/>
    </style:style>
    <style:style style:name="P66" style:family="paragraph" style:parent-style-name="Table_20_Contents">
      <style:paragraph-properties fo:text-align="start" style:justify-single-word="false" fo:orphans="0" fo:widows="0" style:writing-mode="lr-tb"/>
      <style:text-properties fo:color="#3465a4" loext:opacity="100%" officeooo:rsid="0028c835" officeooo:paragraph-rsid="0028c835"/>
    </style:style>
    <style:style style:name="P67" style:family="paragraph" style:parent-style-name="Table_20_Contents">
      <style:paragraph-properties fo:text-align="start" style:justify-single-word="false" fo:orphans="0" fo:widows="0" style:writing-mode="lr-tb"/>
      <style:text-properties fo:color="#2602fa" loext:opacity="100%" officeooo:rsid="0028c835" officeooo:paragraph-rsid="0028c835"/>
    </style:style>
    <style:style style:name="P68" style:family="paragraph" style:parent-style-name="Table_20_Contents">
      <style:paragraph-properties fo:text-align="start" style:justify-single-word="false" fo:orphans="0" fo:widows="0" style:writing-mode="lr-tb"/>
      <style:text-properties fo:color="#2602fa" loext:opacity="100%" officeooo:rsid="002524ca" officeooo:paragraph-rsid="002524ca"/>
    </style:style>
    <style:style style:name="P69" style:family="paragraph" style:parent-style-name="Table_20_Contents">
      <style:paragraph-properties fo:text-align="start" style:justify-single-word="false" fo:orphans="0" fo:widows="0" style:writing-mode="lr-tb"/>
      <style:text-properties fo:color="#2602fa" loext:opacity="100%" officeooo:rsid="002a09a8" officeooo:paragraph-rsid="002a09a8"/>
    </style:style>
    <style:style style:name="P70" style:family="paragraph" style:parent-style-name="Table_20_Contents">
      <style:paragraph-properties fo:text-align="start" style:justify-single-word="false" fo:orphans="0" fo:widows="0" style:writing-mode="lr-tb"/>
      <style:text-properties fo:color="#955dea" loext:opacity="100%" officeooo:rsid="0028c835" officeooo:paragraph-rsid="0028c835"/>
    </style:style>
    <style:style style:name="P71" style:family="paragraph" style:parent-style-name="Table_20_Contents">
      <style:paragraph-properties fo:text-align="start" style:justify-single-word="false" fo:orphans="0" fo:widows="0" style:writing-mode="lr-tb"/>
      <style:text-properties fo:color="#955dea" loext:opacity="100%" officeooo:rsid="0028c835" officeooo:paragraph-rsid="0027bf00"/>
    </style:style>
    <style:style style:name="P72" style:family="paragraph" style:parent-style-name="Table_20_Contents">
      <style:paragraph-properties fo:text-align="start" style:justify-single-word="false" fo:orphans="0" fo:widows="0" style:writing-mode="lr-tb"/>
      <style:text-properties fo:color="#955dea" loext:opacity="100%" officeooo:rsid="002524ca" officeooo:paragraph-rsid="002524ca"/>
    </style:style>
    <style:style style:name="P73" style:family="paragraph" style:parent-style-name="Table_20_Contents">
      <style:paragraph-properties fo:text-align="start" style:justify-single-word="false" fo:orphans="0" fo:widows="0" style:writing-mode="lr-tb"/>
      <style:text-properties fo:color="#955dea" loext:opacity="100%" officeooo:rsid="002a09a8" officeooo:paragraph-rsid="002a09a8"/>
    </style:style>
    <style:style style:name="P74" style:family="paragraph" style:parent-style-name="Table_20_Contents">
      <style:paragraph-properties fo:text-align="start" style:justify-single-word="false" fo:orphans="0" fo:widows="0" style:writing-mode="lr-tb"/>
      <style:text-properties fo:color="#02f1fd" loext:opacity="100%" officeooo:rsid="0027bf00" officeooo:paragraph-rsid="0027bf00"/>
    </style:style>
    <style:style style:name="P75" style:family="paragraph" style:parent-style-name="Table_20_Contents">
      <style:paragraph-properties fo:text-align="start" style:justify-single-word="false" fo:orphans="0" fo:widows="0" style:writing-mode="lr-tb"/>
      <style:text-properties fo:color="#02f1fd" loext:opacity="100%" officeooo:rsid="0028c835" officeooo:paragraph-rsid="0028c835"/>
    </style:style>
    <style:style style:name="P76" style:family="paragraph" style:parent-style-name="Table_20_Contents">
      <style:paragraph-properties fo:text-align="start" style:justify-single-word="false" fo:orphans="0" fo:widows="0" style:writing-mode="lr-tb"/>
      <style:text-properties fo:color="#02f1fd" loext:opacity="100%" officeooo:rsid="002524ca" officeooo:paragraph-rsid="002524ca"/>
    </style:style>
    <style:style style:name="P77" style:family="paragraph" style:parent-style-name="Table_20_Contents">
      <style:paragraph-properties fo:text-align="start" style:justify-single-word="false" fo:orphans="0" fo:widows="0" style:writing-mode="lr-tb"/>
      <style:text-properties fo:color="#ff0000" loext:opacity="100%" officeooo:rsid="002a09a8" officeooo:paragraph-rsid="002a09a8"/>
    </style:style>
    <style:style style:name="P78" style:family="paragraph" style:parent-style-name="Standard">
      <style:paragraph-properties fo:text-align="start" style:justify-single-word="false" fo:orphans="0" fo:widows="0" style:writing-mode="lr-tb"/>
      <style:text-properties fo:color="#ff0000" loext:opacity="100%" fo:font-weight="bold" officeooo:rsid="00646025" officeooo:paragraph-rsid="008cbbf9" style:font-weight-asian="bold" style:font-weight-complex="bold"/>
    </style:style>
    <style:style style:name="P79" style:family="paragraph" style:parent-style-name="Table_20_Contents">
      <style:paragraph-properties fo:text-align="start" style:justify-single-word="false" fo:orphans="0" fo:widows="0" style:writing-mode="lr-tb"/>
      <style:text-properties fo:color="#ff0000" loext:opacity="100%" fo:font-weight="bold" officeooo:rsid="00646025" officeooo:paragraph-rsid="008cbbf9" style:font-weight-asian="bold" style:font-weight-complex="bold"/>
    </style:style>
    <style:style style:name="P80" style:family="paragraph" style:parent-style-name="Table_20_Contents">
      <style:paragraph-properties fo:text-align="start" style:justify-single-word="false" fo:orphans="0" fo:widows="0" style:writing-mode="lr-tb"/>
      <style:text-properties fo:color="#ff0000" loext:opacity="100%" fo:font-weight="bold" officeooo:rsid="00646025" officeooo:paragraph-rsid="00646025" style:font-weight-asian="bold" style:font-weight-complex="bold"/>
    </style:style>
    <style:style style:name="P81" style:family="paragraph" style:parent-style-name="Table_20_Contents">
      <style:paragraph-properties fo:text-align="start" style:justify-single-word="false" fo:orphans="0" fo:widows="0" style:writing-mode="lr-tb"/>
      <style:text-properties fo:color="#ff0000" loext:opacity="100%" fo:font-weight="bold" officeooo:rsid="00646025" officeooo:paragraph-rsid="00646ab4" style:font-weight-asian="bold" style:font-weight-complex="bold"/>
    </style:style>
    <style:style style:name="P82" style:family="paragraph" style:parent-style-name="Table_20_Contents">
      <style:paragraph-properties fo:text-align="start" style:justify-single-word="false" fo:orphans="0" fo:widows="0" style:writing-mode="lr-tb"/>
      <style:text-properties fo:color="#ff0000" loext:opacity="100%" fo:font-weight="bold" officeooo:rsid="00646025" officeooo:paragraph-rsid="00686775" style:font-weight-asian="bold" style:font-weight-complex="bold"/>
    </style:style>
    <style:style style:name="P83" style:family="paragraph" style:parent-style-name="Table_20_Contents">
      <style:paragraph-properties fo:text-align="start" style:justify-single-word="false" fo:orphans="0" fo:widows="0" style:writing-mode="lr-tb"/>
      <style:text-properties fo:color="#ff0000" loext:opacity="100%" fo:font-weight="bold" officeooo:rsid="00646025" officeooo:paragraph-rsid="0069f589" style:font-weight-asian="bold" style:font-weight-complex="bold"/>
    </style:style>
    <style:style style:name="P84" style:family="paragraph" style:parent-style-name="Table_20_Contents">
      <style:paragraph-properties fo:text-align="start" style:justify-single-word="false" fo:orphans="0" fo:widows="0" style:writing-mode="lr-tb"/>
      <style:text-properties fo:color="#ff0000" loext:opacity="100%" fo:font-weight="bold" officeooo:rsid="008d2cc3" officeooo:paragraph-rsid="008d2cc3" style:font-weight-asian="bold" style:font-weight-complex="bold"/>
    </style:style>
    <style:style style:name="P85" style:family="paragraph" style:parent-style-name="Standard">
      <style:text-properties fo:color="#ff0000" loext:opacity="100%" fo:font-weight="bold" officeooo:rsid="00971e14" officeooo:paragraph-rsid="009270b3" style:font-weight-asian="bold" style:font-weight-complex="bold"/>
    </style:style>
    <style:style style:name="P86" style:family="paragraph" style:parent-style-name="Table_20_Contents">
      <style:paragraph-properties fo:text-align="start" style:justify-single-word="false" fo:orphans="0" fo:widows="0" style:writing-mode="lr-tb"/>
      <style:text-properties fo:color="#ff0000" loext:opacity="100%" officeooo:rsid="003ecaba" officeooo:paragraph-rsid="003ecaba"/>
    </style:style>
    <style:style style:name="P87" style:family="paragraph" style:parent-style-name="Table_20_Contents">
      <style:paragraph-properties fo:text-align="start" style:justify-single-word="false" fo:orphans="0" fo:widows="0" style:writing-mode="lr-tb"/>
      <style:text-properties fo:color="#ff0000" loext:opacity="100%" officeooo:rsid="0053fbbc" officeooo:paragraph-rsid="0053fbbc"/>
    </style:style>
    <style:style style:name="P88" style:family="paragraph" style:parent-style-name="Table_20_Contents">
      <style:paragraph-properties fo:text-align="start" style:justify-single-word="false" fo:orphans="0" fo:widows="0" style:writing-mode="lr-tb"/>
      <style:text-properties fo:color="#553efb" loext:opacity="100%" fo:font-weight="bold" style:font-weight-asian="bold" style:font-weight-complex="bold"/>
    </style:style>
    <style:style style:name="P89" style:family="paragraph" style:parent-style-name="Table_20_Contents">
      <style:paragraph-properties fo:text-align="start" style:justify-single-word="false" fo:orphans="0" fo:widows="0" style:writing-mode="lr-tb"/>
      <style:text-properties fo:color="#553efb" loext:opacity="100%" officeooo:rsid="0032c166" officeooo:paragraph-rsid="0032c166"/>
    </style:style>
    <style:style style:name="P90" style:family="paragraph" style:parent-style-name="Table_20_Contents">
      <style:paragraph-properties fo:text-align="start" style:justify-single-word="false" fo:orphans="0" fo:widows="0" style:writing-mode="lr-tb"/>
      <style:text-properties fo:color="#553efb" loext:opacity="100%" officeooo:rsid="0045560c" officeooo:paragraph-rsid="0045560c"/>
    </style:style>
    <style:style style:name="P91" style:family="paragraph" style:parent-style-name="Table_20_Contents">
      <style:paragraph-properties fo:text-align="start" style:justify-single-word="false" fo:orphans="0" fo:widows="0" style:writing-mode="lr-tb"/>
      <style:text-properties fo:color="#553efb" loext:opacity="100%" officeooo:rsid="004cd1a7" officeooo:paragraph-rsid="004cd1a7"/>
    </style:style>
    <style:style style:name="P92" style:family="paragraph" style:parent-style-name="Table_20_Contents">
      <style:paragraph-properties fo:text-align="start" style:justify-single-word="false" fo:orphans="0" fo:widows="0" style:writing-mode="lr-tb"/>
      <style:text-properties fo:color="#553efb" loext:opacity="100%" officeooo:rsid="005a4203" officeooo:paragraph-rsid="005a4203"/>
    </style:style>
    <style:style style:name="P93" style:family="paragraph" style:parent-style-name="Table_20_Contents">
      <style:paragraph-properties fo:text-align="start" style:justify-single-word="false" fo:orphans="0" fo:widows="0" style:writing-mode="lr-tb"/>
      <style:text-properties fo:color="#553efb" loext:opacity="100%" officeooo:rsid="005ec02e" officeooo:paragraph-rsid="005ec02e"/>
    </style:style>
    <style:style style:name="P94" style:family="paragraph" style:parent-style-name="Table_20_Contents">
      <style:paragraph-properties fo:text-align="start" style:justify-single-word="false" fo:orphans="0" fo:widows="0" style:writing-mode="lr-tb"/>
      <style:text-properties fo:color="#553efb" loext:opacity="100%" officeooo:rsid="005ff632" officeooo:paragraph-rsid="005ff632"/>
    </style:style>
    <style:style style:name="P95" style:family="paragraph" style:parent-style-name="Table_20_Contents">
      <style:paragraph-properties fo:text-align="start" style:justify-single-word="false" fo:orphans="0" fo:widows="0" style:writing-mode="lr-tb"/>
      <style:text-properties fo:color="#800080" loext:opacity="100%" fo:font-weight="bold" style:font-weight-asian="bold" style:font-weight-complex="bold"/>
    </style:style>
    <style:style style:name="P96" style:family="paragraph" style:parent-style-name="Table_20_Contents">
      <style:paragraph-properties fo:text-align="start" style:justify-single-word="false" fo:orphans="0" fo:widows="0" style:writing-mode="lr-tb"/>
      <style:text-properties fo:color="#800080" loext:opacity="100%" officeooo:rsid="0039e372" officeooo:paragraph-rsid="0039e372"/>
    </style:style>
    <style:style style:name="P97" style:family="paragraph" style:parent-style-name="Table_20_Contents">
      <style:paragraph-properties fo:text-align="start" style:justify-single-word="false" fo:orphans="0" fo:widows="0" style:writing-mode="lr-tb"/>
      <style:text-properties fo:color="#800080" loext:opacity="100%" officeooo:rsid="0039fed4" officeooo:paragraph-rsid="0039fed4"/>
    </style:style>
    <style:style style:name="P98" style:family="paragraph" style:parent-style-name="Table_20_Contents">
      <style:paragraph-properties fo:text-align="start" style:justify-single-word="false" fo:orphans="0" fo:widows="0" style:writing-mode="lr-tb"/>
      <style:text-properties fo:color="#800080" loext:opacity="100%" officeooo:rsid="003b4992" officeooo:paragraph-rsid="003b4992"/>
    </style:style>
    <style:style style:name="P99" style:family="paragraph" style:parent-style-name="Table_20_Contents">
      <style:paragraph-properties fo:text-align="start" style:justify-single-word="false" fo:orphans="0" fo:widows="0" style:writing-mode="lr-tb"/>
      <style:text-properties fo:color="#800080" loext:opacity="100%" officeooo:rsid="003cf80f" officeooo:paragraph-rsid="003cf80f"/>
    </style:style>
    <style:style style:name="P100" style:family="paragraph" style:parent-style-name="Table_20_Contents">
      <style:paragraph-properties fo:text-align="start" style:justify-single-word="false" fo:orphans="0" fo:widows="0" style:writing-mode="lr-tb"/>
      <style:text-properties fo:color="#800080" loext:opacity="100%" officeooo:rsid="0045560c" officeooo:paragraph-rsid="0045560c"/>
    </style:style>
    <style:style style:name="P101" style:family="paragraph" style:parent-style-name="Table_20_Contents">
      <style:paragraph-properties fo:text-align="start" style:justify-single-word="false" fo:orphans="0" fo:widows="0" style:writing-mode="lr-tb"/>
      <style:text-properties fo:color="#800080" loext:opacity="100%" officeooo:rsid="005ccab3" officeooo:paragraph-rsid="005ccab3"/>
    </style:style>
    <style:style style:name="P102" style:family="paragraph" style:parent-style-name="Table_20_Contents">
      <style:paragraph-properties fo:text-align="start" style:justify-single-word="false" fo:orphans="0" fo:widows="0" style:writing-mode="lr-tb"/>
      <style:text-properties fo:color="#c9211e" loext:opacity="100%" fo:font-weight="bold" style:font-weight-asian="bold" style:font-weight-complex="bold"/>
    </style:style>
    <style:style style:name="P103" style:family="paragraph" style:parent-style-name="Standard">
      <style:text-properties fo:color="#ff9100" loext:opacity="100%"/>
    </style:style>
    <style:style style:name="P104" style:family="paragraph" style:parent-style-name="Table_20_Contents">
      <style:paragraph-properties fo:text-align="start" style:justify-single-word="false" fo:orphans="0" fo:widows="0" style:writing-mode="lr-tb"/>
      <style:text-properties fo:color="#ff9100" loext:opacity="100%" fo:font-weight="bold" officeooo:rsid="00876754" officeooo:paragraph-rsid="00876754" style:font-weight-asian="bold" style:font-weight-complex="bold"/>
    </style:style>
    <style:style style:name="P105" style:family="paragraph" style:parent-style-name="Table_20_Contents">
      <style:paragraph-properties fo:text-align="start" style:justify-single-word="false" fo:orphans="0" fo:widows="0" style:writing-mode="lr-tb"/>
      <style:text-properties fo:color="#ff9100" loext:opacity="100%" fo:font-weight="bold" officeooo:rsid="0069f589" officeooo:paragraph-rsid="0069f589" style:font-weight-asian="bold" style:font-weight-complex="bold"/>
    </style:style>
    <style:style style:name="P106" style:family="paragraph" style:parent-style-name="Standard">
      <style:text-properties fo:color="#effd06" loext:opacity="100%"/>
    </style:style>
    <style:style style:name="P107" style:family="paragraph" style:parent-style-name="Table_20_Contents">
      <style:paragraph-properties fo:text-align="start" style:justify-single-word="false" fo:orphans="0" fo:widows="0" style:writing-mode="lr-tb"/>
      <style:text-properties fo:color="#effd06" loext:opacity="100%" fo:font-weight="bold" officeooo:rsid="00783f2b" officeooo:paragraph-rsid="00783f2b" style:font-weight-asian="bold" style:font-weight-complex="bold"/>
    </style:style>
    <style:style style:name="P108" style:family="paragraph" style:parent-style-name="Table_20_Contents">
      <style:paragraph-properties fo:text-align="start" style:justify-single-word="false" fo:orphans="0" fo:widows="0" style:writing-mode="lr-tb"/>
      <style:text-properties fo:color="#effd06" loext:opacity="100%" fo:font-weight="bold" officeooo:rsid="0079c8d9" officeooo:paragraph-rsid="0079c8d9" style:font-weight-asian="bold" style:font-weight-complex="bold"/>
    </style:style>
    <style:style style:name="P109" style:family="paragraph" style:parent-style-name="Table_20_Contents">
      <style:paragraph-properties fo:text-align="start" style:justify-single-word="false" fo:orphans="0" fo:widows="0" style:writing-mode="lr-tb"/>
      <style:text-properties fo:color="#effd06" loext:opacity="100%" fo:font-weight="bold" officeooo:rsid="007bfec7" officeooo:paragraph-rsid="007bfec7" style:font-weight-asian="bold" style:font-weight-complex="bold"/>
    </style:style>
    <style:style style:name="P110" style:family="paragraph" style:parent-style-name="Standard">
      <style:text-properties fo:color="#51b136" loext:opacity="100%"/>
    </style:style>
    <style:style style:name="P111" style:family="paragraph" style:parent-style-name="Table_20_Contents">
      <style:paragraph-properties fo:text-align="start" style:justify-single-word="false" fo:orphans="0" fo:widows="0" style:writing-mode="lr-tb"/>
      <style:text-properties fo:color="#51b136" loext:opacity="100%" fo:font-weight="bold" officeooo:rsid="006cf1c1" officeooo:paragraph-rsid="006cf1c1" style:font-weight-asian="bold" style:font-weight-complex="bold"/>
    </style:style>
    <style:style style:name="P112" style:family="paragraph" style:parent-style-name="Standard">
      <style:text-properties fo:color="#3f9afb" loext:opacity="100%"/>
    </style:style>
    <style:style style:name="P113" style:family="paragraph" style:parent-style-name="Table_20_Contents">
      <style:paragraph-properties fo:text-align="start" style:justify-single-word="false" fo:orphans="0" fo:widows="0" style:writing-mode="lr-tb"/>
      <style:text-properties fo:color="#3f9afb" loext:opacity="100%" fo:font-weight="bold" officeooo:rsid="0069f589" officeooo:paragraph-rsid="0069f589" style:font-weight-asian="bold" style:font-weight-complex="bold"/>
    </style:style>
    <style:style style:name="P114" style:family="paragraph" style:parent-style-name="Standard">
      <style:text-properties fo:color="#d065f7" loext:opacity="100%"/>
    </style:style>
    <style:style style:name="P115" style:family="paragraph" style:parent-style-name="Table_20_Contents">
      <style:paragraph-properties fo:text-align="start" style:justify-single-word="false" fo:orphans="0" fo:widows="0" style:writing-mode="lr-tb"/>
      <style:text-properties fo:color="#d065f7" loext:opacity="100%" fo:font-weight="bold" officeooo:rsid="006b56c9" officeooo:paragraph-rsid="006b56c9" style:font-weight-asian="bold" style:font-weight-complex="bold"/>
    </style:style>
    <style:style style:name="P116" style:family="paragraph" style:parent-style-name="Table_20_Contents">
      <style:paragraph-properties fo:text-align="start" style:justify-single-word="false" fo:orphans="0" fo:widows="0" style:writing-mode="lr-tb"/>
      <style:text-properties fo:color="#ff000a" loext:opacity="100%" fo:font-weight="bold" officeooo:rsid="00876754" officeooo:paragraph-rsid="00876754" style:font-weight-asian="bold" style:font-weight-complex="bold"/>
    </style:style>
    <style:style style:name="P117" style:family="paragraph" style:parent-style-name="Standard">
      <style:text-properties fo:color="#ff000a" loext:opacity="100%"/>
    </style:style>
    <style:style style:name="P118" style:family="paragraph" style:parent-style-name="Standard">
      <style:text-properties fo:color="#ff000a" loext:opacity="100%" officeooo:rsid="009270b3" officeooo:paragraph-rsid="009270b3"/>
    </style:style>
    <style:style style:name="P119" style:family="paragraph" style:parent-style-name="Table_20_Contents">
      <style:paragraph-properties fo:text-align="start" style:justify-single-word="false" fo:orphans="0" fo:widows="0" style:writing-mode="lr-tb"/>
      <style:text-properties fo:color="#fa0d0d" loext:opacity="100%" officeooo:rsid="0045560c" officeooo:paragraph-rsid="004afe88"/>
    </style:style>
    <style:style style:name="P120" style:family="paragraph" style:parent-style-name="Table_20_Contents">
      <style:paragraph-properties fo:text-align="start" style:justify-single-word="false" fo:orphans="0" fo:widows="0" style:writing-mode="lr-tb"/>
      <style:text-properties fo:color="#fa0d0d" loext:opacity="100%" officeooo:rsid="005ff632" officeooo:paragraph-rsid="005ff632"/>
    </style:style>
    <style:style style:name="P121" style:family="paragraph" style:parent-style-name="Table_20_Contents">
      <style:paragraph-properties fo:text-align="start" style:justify-single-word="false" fo:orphans="0" fo:widows="0" style:writing-mode="lr-tb"/>
      <style:text-properties fo:color="#a1467e" loext:opacity="100%" officeooo:rsid="004e9e62" officeooo:paragraph-rsid="004e9e62"/>
    </style:style>
    <style:style style:name="P122" style:family="paragraph" style:parent-style-name="Table_20_Contents">
      <style:paragraph-properties fo:text-align="start" style:justify-single-word="false" fo:orphans="0" fo:widows="0" style:writing-mode="lr-tb"/>
      <style:text-properties fo:font-weight="bold" officeooo:rsid="00629f88" officeooo:paragraph-rsid="00629f88" style:font-weight-asian="bold" style:font-weight-complex="bold"/>
    </style:style>
    <style:style style:name="P123" style:family="paragraph" style:parent-style-name="Table_20_Contents">
      <style:paragraph-properties fo:text-align="start" style:justify-single-word="false" fo:orphans="0" fo:widows="0" style:writing-mode="lr-tb"/>
      <style:text-properties fo:color="#f15861" loext:opacity="100%" fo:font-weight="bold" officeooo:rsid="006b56c9" officeooo:paragraph-rsid="006b56c9" style:font-weight-asian="bold" style:font-weight-complex="bold"/>
    </style:style>
    <style:style style:name="P124" style:family="paragraph" style:parent-style-name="Table_20_Contents">
      <style:paragraph-properties fo:text-align="start" style:justify-single-word="false" fo:orphans="0" fo:widows="0" style:writing-mode="lr-tb"/>
      <style:text-properties fo:color="#dcec72" loext:opacity="100%" fo:font-weight="bold" officeooo:rsid="006b56c9" officeooo:paragraph-rsid="006b56c9" style:font-weight-asian="bold" style:font-weight-complex="bold"/>
    </style:style>
    <style:style style:name="P125" style:family="paragraph" style:parent-style-name="Table_20_Contents">
      <style:paragraph-properties fo:text-align="start" style:justify-single-word="false" fo:orphans="0" fo:widows="0" style:writing-mode="lr-tb"/>
      <style:text-properties fo:color="#dcec72" loext:opacity="100%" fo:font-weight="bold" officeooo:rsid="006cf1c1" officeooo:paragraph-rsid="006cf1c1" style:font-weight-asian="bold" style:font-weight-complex="bold"/>
    </style:style>
    <style:style style:name="P126" style:family="paragraph" style:parent-style-name="Table_20_Contents">
      <style:paragraph-properties fo:text-align="start" style:justify-single-word="false" fo:orphans="0" fo:widows="0" style:writing-mode="lr-tb"/>
      <style:text-properties fo:color="#dcec72" loext:opacity="100%" fo:font-weight="bold" officeooo:rsid="008961b4" officeooo:paragraph-rsid="008961b4" style:font-weight-asian="bold" style:font-weight-complex="bold"/>
    </style:style>
    <style:style style:name="P127" style:family="paragraph" style:parent-style-name="Table_20_Contents">
      <style:paragraph-properties fo:text-align="start" style:justify-single-word="false" fo:orphans="0" fo:widows="0" style:writing-mode="lr-tb"/>
      <style:text-properties fo:color="#dcec72" loext:opacity="100%" fo:font-weight="bold" officeooo:rsid="0089e18e" officeooo:paragraph-rsid="0089e18e" style:font-weight-asian="bold" style:font-weight-complex="bold"/>
    </style:style>
    <style:style style:name="P128" style:family="paragraph" style:parent-style-name="Table_20_Contents">
      <style:paragraph-properties fo:text-align="start" style:justify-single-word="false" fo:orphans="0" fo:widows="0" style:writing-mode="lr-tb"/>
      <style:text-properties fo:color="#dcec72" loext:opacity="100%" fo:font-weight="bold" officeooo:rsid="008b4cab" officeooo:paragraph-rsid="008b4cab" style:font-weight-asian="bold" style:font-weight-complex="bold"/>
    </style:style>
    <style:style style:name="P129" style:family="paragraph" style:parent-style-name="Table_20_Contents">
      <style:paragraph-properties fo:text-align="start" style:justify-single-word="false" fo:orphans="0" fo:widows="0" style:writing-mode="lr-tb"/>
      <style:text-properties fo:color="#5b5de0" loext:opacity="100%" fo:font-weight="bold" officeooo:rsid="006cf1c1" officeooo:paragraph-rsid="006cf1c1" style:font-weight-asian="bold" style:font-weight-complex="bold"/>
    </style:style>
    <style:style style:name="P130" style:family="paragraph" style:parent-style-name="Table_20_Contents">
      <style:paragraph-properties fo:text-align="start" style:justify-single-word="false" fo:orphans="0" fo:widows="0" style:writing-mode="lr-tb"/>
      <style:text-properties fo:color="#5b5de0" loext:opacity="100%" fo:font-weight="bold" officeooo:rsid="00738c9f" officeooo:paragraph-rsid="00738c9f" style:font-weight-asian="bold" style:font-weight-complex="bold"/>
    </style:style>
    <style:style style:name="P131" style:family="paragraph" style:parent-style-name="Table_20_Contents">
      <style:paragraph-properties fo:text-align="start" style:justify-single-word="false" fo:orphans="0" fo:widows="0" style:writing-mode="lr-tb"/>
      <style:text-properties fo:color="#5b5de0" loext:opacity="100%" fo:font-weight="bold" officeooo:rsid="00751cbd" officeooo:paragraph-rsid="00751cbd" style:font-weight-asian="bold" style:font-weight-complex="bold"/>
    </style:style>
    <style:style style:name="P132" style:family="paragraph" style:parent-style-name="Table_20_Contents">
      <style:paragraph-properties fo:text-align="start" style:justify-single-word="false" fo:orphans="0" fo:widows="0" style:writing-mode="lr-tb"/>
      <style:text-properties fo:color="#5b5de0" loext:opacity="100%" fo:font-weight="bold" officeooo:rsid="00763122" officeooo:paragraph-rsid="00763122" style:font-weight-asian="bold" style:font-weight-complex="bold"/>
    </style:style>
    <style:style style:name="P133" style:family="paragraph" style:parent-style-name="Table_20_Contents">
      <style:paragraph-properties fo:text-align="start" style:justify-single-word="false" fo:orphans="0" fo:widows="0" style:writing-mode="lr-tb"/>
      <style:text-properties fo:color="#5b5de0" loext:opacity="100%" fo:font-weight="bold" officeooo:rsid="0076526f" officeooo:paragraph-rsid="0076526f" style:font-weight-asian="bold" style:font-weight-complex="bold"/>
    </style:style>
    <style:style style:name="P134" style:family="paragraph" style:parent-style-name="Table_20_Contents">
      <style:paragraph-properties fo:text-align="start" style:justify-single-word="false" fo:orphans="0" fo:widows="0" style:writing-mode="lr-tb"/>
      <style:text-properties fo:color="#5b5de0" loext:opacity="100%" fo:font-weight="bold" officeooo:rsid="0076526f" officeooo:paragraph-rsid="007bfec7" style:font-weight-asian="bold" style:font-weight-complex="bold"/>
    </style:style>
    <style:style style:name="P135" style:family="paragraph" style:parent-style-name="Table_20_Contents">
      <style:paragraph-properties fo:text-align="start" style:justify-single-word="false" fo:orphans="0" fo:widows="0" style:writing-mode="lr-tb"/>
      <style:text-properties fo:color="#9e67b4" loext:opacity="100%" fo:font-weight="bold" officeooo:rsid="006ec774" officeooo:paragraph-rsid="006ec774" style:font-weight-asian="bold" style:font-weight-complex="bold"/>
    </style:style>
    <style:style style:name="P136" style:family="paragraph" style:parent-style-name="Table_20_Contents">
      <style:paragraph-properties fo:text-align="start" style:justify-single-word="false" fo:orphans="0" fo:widows="0" style:writing-mode="lr-tb"/>
      <style:text-properties fo:color="#9e67b4" loext:opacity="100%" fo:font-weight="bold" officeooo:rsid="0083ce4e" officeooo:paragraph-rsid="0083ce4e" style:font-weight-asian="bold" style:font-weight-complex="bold"/>
    </style:style>
    <style:style style:name="P137" style:family="paragraph" style:parent-style-name="Table_20_Contents">
      <style:paragraph-properties fo:text-align="start" style:justify-single-word="false" fo:orphans="0" fo:widows="0" style:writing-mode="lr-tb"/>
      <style:text-properties fo:color="#e792ea" loext:opacity="100%" fo:font-weight="bold" officeooo:rsid="006ec774" officeooo:paragraph-rsid="006ec774" style:font-weight-asian="bold" style:font-weight-complex="bold"/>
    </style:style>
    <style:style style:name="P138" style:family="paragraph" style:parent-style-name="Table_20_Contents">
      <style:paragraph-properties fo:text-align="start" style:justify-single-word="false" fo:orphans="0" fo:widows="0" style:writing-mode="lr-tb"/>
      <style:text-properties fo:color="#e792ea" loext:opacity="100%" fo:font-weight="bold" officeooo:rsid="00721c26" officeooo:paragraph-rsid="00721c26" style:font-weight-asian="bold" style:font-weight-complex="bold"/>
    </style:style>
    <style:style style:name="P139" style:family="paragraph" style:parent-style-name="Table_20_Contents">
      <style:paragraph-properties fo:text-align="start" style:justify-single-word="false" fo:orphans="0" fo:widows="0" style:writing-mode="lr-tb"/>
      <style:text-properties fo:color="#13fc03" loext:opacity="100%" fo:font-weight="bold" officeooo:rsid="00732121" officeooo:paragraph-rsid="00732121" style:font-weight-asian="bold" style:font-weight-complex="bold"/>
    </style:style>
    <style:style style:name="P140" style:family="paragraph" style:parent-style-name="Table_20_Contents">
      <style:paragraph-properties fo:text-align="start" style:justify-single-word="false" fo:orphans="0" fo:widows="0" style:writing-mode="lr-tb"/>
      <style:text-properties fo:color="#13fc03" loext:opacity="100%" fo:font-weight="bold" officeooo:rsid="00821747" officeooo:paragraph-rsid="00821747" style:font-weight-asian="bold" style:font-weight-complex="bold"/>
    </style:style>
    <style:style style:name="P141" style:family="paragraph" style:parent-style-name="Table_20_Contents">
      <style:paragraph-properties fo:text-align="start" style:justify-single-word="false" fo:orphans="0" fo:widows="0" style:writing-mode="lr-tb"/>
      <style:text-properties fo:color="#ff00ae" loext:opacity="100%" fo:font-weight="bold" officeooo:rsid="00850625" officeooo:paragraph-rsid="00850625" style:font-weight-asian="bold" style:font-weight-complex="bold"/>
    </style:style>
    <style:style style:name="P142" style:family="paragraph" style:parent-style-name="Table_20_Contents">
      <style:paragraph-properties fo:text-align="start" style:justify-single-word="false" fo:orphans="0" fo:widows="0" style:writing-mode="lr-tb"/>
      <style:text-properties fo:color="#05f917" loext:opacity="100%" fo:font-weight="bold" officeooo:rsid="0069f589" officeooo:paragraph-rsid="0069f589" style:font-weight-asian="bold" style:font-weight-complex="bold"/>
    </style:style>
    <style:style style:name="P143" style:family="paragraph" style:parent-style-name="Standard">
      <style:text-properties fo:color="#ff0000" loext:opacity="100%" fo:font-weight="bold" officeooo:rsid="00971e14" style:font-weight-asian="bold" style:font-weight-complex="bold"/>
    </style:style>
    <style:style style:name="T1" style:family="text">
      <style:text-properties fo:color="#fa04f5" loext:opacity="100%"/>
    </style:style>
    <style:style style:name="T2" style:family="text">
      <style:text-properties fo:color="#fa04f5" loext:opacity="100%" fo:font-size="10pt" style:font-size-asian="10pt" style:font-size-complex="10pt"/>
    </style:style>
    <style:style style:name="T3" style:family="text">
      <style:text-properties fo:color="#fa04f5" loext:opacity="100%" fo:font-size="10pt" fo:font-weight="bold" style:font-size-asian="10pt" style:font-weight-asian="bold" style:font-size-complex="10pt" style:font-weight-complex="bold"/>
    </style:style>
    <style:style style:name="T4" style:family="text">
      <style:text-properties fo:color="#fa04f5" loext:opacity="100%" fo:font-size="10pt" fo:font-weight="bold" officeooo:rsid="0028c835" style:font-size-asian="10pt" style:font-weight-asian="bold" style:font-size-complex="10pt" style:font-weight-complex="bold"/>
    </style:style>
    <style:style style:name="T5" style:family="text">
      <style:text-properties fo:color="#fa04f5" loext:opacity="100%" fo:font-size="14pt" fo:font-weight="bold" style:font-size-asian="14pt" style:font-weight-asian="bold" style:font-size-complex="14pt" style:font-weight-complex="bold"/>
    </style:style>
    <style:style style:name="T6" style:family="text">
      <style:text-properties fo:color="#fa04f5" loext:opacity="100%" fo:font-weight="bold" style:font-weight-asian="bold" style:font-weight-complex="bold"/>
    </style:style>
    <style:style style:name="T7" style:family="text">
      <style:text-properties fo:color="#fa04f5" loext:opacity="100%" fo:font-weight="normal" style:font-weight-asian="normal" style:font-weight-complex="normal"/>
    </style:style>
    <style:style style:name="T8" style:family="text">
      <style:text-properties fo:color="#fa04f5" loext:opacity="100%" style:text-underline-style="solid" style:text-underline-width="auto" style:text-underline-color="font-color" fo:font-weight="bold" style:font-weight-asian="bold" style:font-weight-complex="bold"/>
    </style:style>
    <style:style style:name="T9" style:family="text">
      <style:text-properties fo:color="#fa04f5" loext:opacity="100%" style:text-underline-style="none" fo:font-weight="normal" style:font-weight-asian="normal" style:font-weight-complex="normal"/>
    </style:style>
    <style:style style:name="T10" style:family="text">
      <style:text-properties fo:color="#ff0000" loext:opacity="100%" fo:font-size="10pt" fo:font-weight="bold" style:font-size-asian="10pt" style:font-weight-asian="bold" style:font-size-complex="10pt" style:font-weight-complex="bold"/>
    </style:style>
    <style:style style:name="T11" style:family="text">
      <style:text-properties fo:color="#ff8000" loext:opacity="100%"/>
    </style:style>
    <style:style style:name="T12" style:family="text">
      <style:text-properties fo:color="#ff8000" loext:opacity="100%" fo:font-size="10pt" fo:font-weight="bold" style:font-size-asian="10pt" style:font-weight-asian="bold" style:font-size-complex="10pt" style:font-weight-complex="bold"/>
    </style:style>
    <style:style style:name="T13" style:family="text">
      <style:text-properties fo:color="#ff8000" loext:opacity="100%" fo:font-weight="bold" style:font-weight-asian="bold" style:font-weight-complex="bold"/>
    </style:style>
    <style:style style:name="T14" style:family="text">
      <style:text-properties fo:color="#ff8000" loext:opacity="100%" officeooo:rsid="004afe88"/>
    </style:style>
    <style:style style:name="T15" style:family="text">
      <style:text-properties fo:color="#ff8000" loext:opacity="100%" officeooo:rsid="00646ab4"/>
    </style:style>
    <style:style style:name="T16" style:family="text">
      <style:text-properties fo:color="#ffbf00" loext:opacity="100%" fo:font-size="10pt" fo:font-weight="bold" style:font-size-asian="10pt" style:font-weight-asian="bold" style:font-size-complex="10pt" style:font-weight-complex="bold"/>
    </style:style>
    <style:style style:name="T17" style:family="text">
      <style:text-properties fo:color="#2602fa" loext:opacity="100%" fo:font-size="10pt" fo:font-weight="bold" style:font-size-asian="10pt" style:font-weight-asian="bold" style:font-size-complex="10pt" style:font-weight-complex="bold"/>
    </style:style>
    <style:style style:name="T18" style:family="text">
      <style:text-properties fo:color="#955dea" loext:opacity="100%" fo:font-size="10pt" fo:font-weight="bold" style:font-size-asian="10pt" style:font-weight-asian="bold" style:font-size-complex="10pt" style:font-weight-complex="bold"/>
    </style:style>
    <style:style style:name="T19" style:family="text">
      <style:text-properties fo:color="#955dea" loext:opacity="100%" officeooo:rsid="0028c835"/>
    </style:style>
    <style:style style:name="T20" style:family="text">
      <style:text-properties fo:font-size="8pt" fo:font-style="normal" fo:font-weight="normal" style:font-size-asian="8pt" style:font-style-asian="normal" style:font-weight-asian="normal" style:font-size-complex="8pt" style:font-style-complex="normal" style:font-weight-complex="normal"/>
    </style:style>
    <style:style style:name="T21" style:family="text">
      <style:text-properties fo:font-size="8pt" fo:font-style="italic" fo:font-weight="normal" style:font-size-asian="8pt" style:font-style-asian="italic" style:font-weight-asian="normal" style:font-size-complex="8pt" style:font-style-complex="italic" style:font-weight-complex="normal"/>
    </style:style>
    <style:style style:name="T22" style:family="text">
      <style:text-properties fo:font-size="8pt" fo:font-weight="normal" style:font-size-asian="8pt" style:font-weight-asian="normal" style:font-size-complex="8pt" style:font-weight-complex="normal"/>
    </style:style>
    <style:style style:name="T23" style:family="text">
      <style:text-properties officeooo:rsid="002560b3"/>
    </style:style>
    <style:style style:name="T24" style:family="text">
      <style:text-properties fo:color="#5cfc03" loext:opacity="100%"/>
    </style:style>
    <style:style style:name="T25" style:family="text">
      <style:text-properties officeooo:rsid="0028c835"/>
    </style:style>
    <style:style style:name="T26" style:family="text">
      <style:text-properties fo:color="#81d41a" loext:opacity="100%"/>
    </style:style>
    <style:style style:name="T27" style:family="text">
      <style:text-properties fo:color="#81d41a" loext:opacity="100%" fo:font-weight="bold" style:font-weight-asian="bold" style:font-weight-complex="bold"/>
    </style:style>
    <style:style style:name="T28" style:family="text">
      <style:text-properties fo:color="#02f1fd" loext:opacity="100%"/>
    </style:style>
    <style:style style:name="T29" style:family="text">
      <style:text-properties fo:color="#55308d" loext:opacity="100%"/>
    </style:style>
    <style:style style:name="T30" style:family="text">
      <style:text-properties fo:color="#c9211e" loext:opacity="100%"/>
    </style:style>
    <style:style style:name="T31" style:family="text">
      <style:text-properties fo:color="#c9211e" loext:opacity="100%" fo:font-weight="bold" style:font-weight-asian="bold" style:font-weight-complex="bold"/>
    </style:style>
    <style:style style:name="T32" style:family="text">
      <style:text-properties fo:color="#ffff00" loext:opacity="100%"/>
    </style:style>
    <style:style style:name="T33" style:family="text">
      <style:text-properties fo:color="#ffff00" loext:opacity="100%" fo:font-weight="bold" style:font-weight-asian="bold" style:font-weight-complex="bold"/>
    </style:style>
    <style:style style:name="T34" style:family="text">
      <style:text-properties fo:color="#ffff00" loext:opacity="100%" fo:font-weight="bold" officeooo:rsid="002be119" style:font-weight-asian="bold" style:font-weight-complex="bold"/>
    </style:style>
    <style:style style:name="T35" style:family="text">
      <style:text-properties fo:color="#ffff00" loext:opacity="100%" officeooo:rsid="00646ab4" fo:background-color="transparent" loext:char-shading-value="0"/>
    </style:style>
    <style:style style:name="T36" style:family="text">
      <style:text-properties fo:color="#553efb" loext:opacity="100%"/>
    </style:style>
    <style:style style:name="T37" style:family="text">
      <style:text-properties fo:color="#553efb" loext:opacity="100%" fo:font-weight="bold" style:font-weight-asian="bold" style:font-weight-complex="bold"/>
    </style:style>
    <style:style style:name="T38" style:family="text">
      <style:text-properties fo:color="#553efb" loext:opacity="100%" officeooo:rsid="00646ab4"/>
    </style:style>
    <style:style style:name="T39" style:family="text">
      <style:text-properties fo:color="#800080" loext:opacity="100%" fo:font-weight="bold" style:font-weight-asian="bold" style:font-weight-complex="bold"/>
    </style:style>
    <style:style style:name="T40" style:family="text">
      <style:text-properties fo:color="#800080" loext:opacity="100%" officeooo:rsid="00646ab4"/>
    </style:style>
    <style:style style:name="T41" style:family="text">
      <style:text-properties fo:color="#fa0d0d" loext:opacity="100%"/>
    </style:style>
    <style:style style:name="T42" style:family="text">
      <style:text-properties officeooo:rsid="0039fed4"/>
    </style:style>
    <style:style style:name="T43" style:family="text">
      <style:text-properties officeooo:rsid="003b4992"/>
    </style:style>
    <style:style style:name="T44" style:family="text">
      <style:text-properties officeooo:rsid="00449357"/>
    </style:style>
    <style:style style:name="T45" style:family="text">
      <style:text-properties officeooo:rsid="004afe88"/>
    </style:style>
    <style:style style:name="T46" style:family="text">
      <style:text-properties officeooo:rsid="00546946"/>
    </style:style>
    <style:style style:name="T47" style:family="text">
      <style:text-properties fo:color="#a1467e" loext:opacity="100%"/>
    </style:style>
    <style:style style:name="T48" style:family="text">
      <style:text-properties officeooo:rsid="00646ab4"/>
    </style:style>
    <style:style style:name="T49" style:family="text">
      <style:text-properties fo:color="#05f917" loext:opacity="100%"/>
    </style:style>
    <style:style style:name="T50" style:family="text">
      <style:text-properties fo:color="#05f917" loext:opacity="100%" fo:background-color="transparent" loext:char-shading-value="0"/>
    </style:style>
    <style:style style:name="T51" style:family="text">
      <style:text-properties fo:color="#0003ff" loext:opacity="100%"/>
    </style:style>
    <style:style style:name="T52" style:family="text">
      <style:text-properties fo:color="#ba00ff" loext:opacity="100%"/>
    </style:style>
    <style:style style:name="T53" style:family="text">
      <style:text-properties fo:color="#ff00ae" loext:opacity="100%"/>
    </style:style>
    <style:style style:name="T54" style:family="text">
      <style:text-properties fo:color="#ff9100" loext:opacity="100%"/>
    </style:style>
    <style:style style:name="T55" style:family="text">
      <style:text-properties officeooo:rsid="0069f589"/>
    </style:style>
    <style:style style:name="T56" style:family="text">
      <style:text-properties officeooo:rsid="00810f9e"/>
    </style:style>
    <style:style style:name="T57" style:family="text">
      <style:text-properties officeooo:rsid="0084bc5d"/>
    </style:style>
    <style:style style:name="T58" style:family="text">
      <style:text-properties officeooo:rsid="0086e40c"/>
    </style:style>
    <style:style style:name="T59" style:family="text">
      <style:text-properties officeooo:rsid="008961b4"/>
    </style:style>
    <style:style style:name="T60" style:family="text">
      <style:text-properties officeooo:rsid="008cbb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7"><text:span text:style-name="T5">Cornell Notes</text:span><text:span text:style-name="T5"/></text:p>
      <text:p text:style-name="P4"/>
      <table:table table:name="Table1" table:style-name="Table1">
        <table:table-column table:style-name="Table1.A"/>
        <table:table-row table:style-name="Table1.1">
          <table:table-cell table:style-name="Table1.A1" office:value-type="string">
            <text:p text:style-name="P2"><text:span text:style-name="T31">Subject</text:span><text:span text:style-name="T30">/topic</text:span><text:span text:style-name="T1">:</text:span><text:span text:style-name="T13"> Introduction</text:span><text:span text:style-name="T6"> </text:span><text:span text:style-name="T33">to the Transpor</text:span><text:span text:style-name="T27">t and Applic</text:span><text:span text:style-name="T37">ation layers</text:span></text:p>
            <text:p text:style-name="P2"><text:span text:style-name="T39">Resource</text:span><text:span text:style-name="T1">/book</text:span><text:span text:style-name="T30">/article/l</text:span><text:span text:style-name="T11">ecturer:</text:span><text:span text:style-name="T13"> C</text:span><text:span text:style-name="T34">oursera</text:span></text:p>
          </table:table-cell>
        </table:table-row>
        <table:table-row table:style-name="Table1.2">
          <table:table-cell table:style-name="Table1.A2" office:value-type="string">
            <text:p text:style-name="P59">Notes: Dissection of a TCP Segment.</text:p>
            <text:p text:style-name="P5"/>
            <text:p text:style-name="P88">An IP data gram encapsulates a TCP segment.</text:p>
            <text:p text:style-name="P88">A TCP segment is made up of TCP header, and a data section.</text:p>
            <text:p text:style-name="P88">First there are the source port and the Destination port fields. The destination port is the port of the service the traffic is intended for. <text:s/>A source port is a high numbered port chosen from a special section of ports known as ephemeral ports. The source port is required to keep lots of outgoing connections separate. </text:p>
            <text:p text:style-name="P5"/>
            <text:p text:style-name="P95">Similar to how a destination port, say port 80 is needed to make sure traffic reaches a web server running on a certain IP, a source port is needed so that when the web server replies, the computer making the original request can send this data to the program that was actually requesting it.</text:p>
            <text:p text:style-name="P5"/>
            <text:p text:style-name="P3"><text:span text:style-name="T6"><text:s/>This is how that when a web server responds to <text:s/>your request to view a web page, this response gets received by your web browser and not your word processor.</text:span><text:span text:style-name="T6"/></text:p>
            <text:p text:style-name="P5"/>
            <text:p text:style-name="P102">Next is the sequence number. This is a 32-bit number that is used to keep track of where is a sequence of TCP segments this one is expected to be. Lower on our protocol stack there are limits to the total size of what we send across the wire. An Ethernet frame is usually limited in size to 1,518 bytes, but we usually need to send more data than that.</text:p>
            <text:p text:style-name="P5"/>
            <text:p text:style-name="P49">At the transport layer, TCP splits all of this data up into many segments. The sequence number in a header is used to keep track of which segment out of many, this particular segment might be. </text:p>
            <text:p text:style-name="P5"/>
            <text:p text:style-name="P59">The next field, the acknowledgment number of two could be read as this is Segment 1, expect segment 2 next. </text:p>
            <text:p text:style-name="P5"/>
            <text:p text:style-name="P88">The data offset field comes next. This is a four-bit number that communicates how long the TCP header for this segment is. This is so that the receiving network device understands where the actual data payload begins.</text:p>
            <text:p text:style-name="P5"/>
            <text:p text:style-name="P95">Then we have six bits that are reserved for the six TCP control flags. </text:p>
            <text:p text:style-name="P5"/>
            <text:p text:style-name="P3"><text:span text:style-name="T6">The next field is a 16 bit number known as the TCP window. A TCP window specifies the range of sequence numbers that might be sent before an acknowledgment is required.</text:span><text:span text:style-name="T6"/></text:p>
            <text:p text:style-name="P5"/>
            <text:p text:style-name="P3"><text:span text:style-name="T6">TCP is a protocol that’s very reliant on acknowledgments. This is done in order to make sure that all expected data is actually being received, and that the sending device doesn’t waste time sending data that isn't being received.</text:span><text:span text:style-name="T6"/></text:p>
            <text:p text:style-name="P5"/>
            <text:p text:style-name="P3"><text:span text:style-name="T6">The next field is a 16 bit checksum. It operates just like the checksum fields at the IP and Ethernet level. Once all of a segment has been ingested by the recipient, the checksum is calculated across the entire segment and is compared with the checksum in the header to make sure that there was no data lost or corrupted along the way.</text:span><text:span text:style-name="T6"/></text:p>
            <text:p text:style-name="P5"/>
            <text:p text:style-name="P3"><text:span text:style-name="T6">The urgent pointer field is used in conjunction with one of the TCP control flags to point out particular segments that </text:span><text:soft-page-break/><text:span text:style-name="T6">might be more important than others. This is a feature of TCP that hasn’t really ever seen adoption, and you’ll probably never find it in modern networking. Even so, it’s important to know what all sections of the TCP header are. </text:span><text:span text:style-name="T6"/></text:p>
            <text:p text:style-name="P5"/>
            <text:p text:style-name="P3"><text:span text:style-name="T6">Next up, we have the options field. Like the urgent pointer field, this is rarely used in the real world, but it’s sometimes used for more complicated flow control protocols. </text:span><text:span text:style-name="T6"/></text:p>
            <text:p text:style-name="P5"/>
            <text:p text:style-name="P3"><text:span text:style-name="T6">Finally we have some padding, which is just a sequence of zeros to ensure that the data payload section begins at the expected location.</text:span><text:span text:style-name="T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pan text:style-name="T6">The way TCP establishes a connection is through the use of different TCP control flags used ina very specific order. </text:span><text:span text:style-name="T6"/></text:p>
            <text:p text:style-name="P5"/>
            <text:p text:style-name="P3"><text:span text:style-name="T6">The first flag is known as URG. This is short for urgent. A value of one here indicates that the segment is considered urgent and that the urgent pointer field has more data about this. This feature of TCP has never really had widespread adoption and isn’t normally seen.</text:span><text:span text:style-name="T6"/></text:p>
            <text:p text:style-name="P5"/>
            <text:p text:style-name="P3"><text:span text:style-name="T6">The second flag is ACK, short for acknowledged. A value of one in this field usually means that the acknowledgment </text:span><text:soft-page-break/><text:span text:style-name="T6">number field should be examined.</text:span><text:span text:style-name="T6"/></text:p>
            <text:p text:style-name="P5"/>
            <text:p text:style-name="P3"><text:span text:style-name="T6">The third flag is PSH, which is short for push. This means that the transmitting device wants the receiving device to push currently buffered data to the application on the receiving end as soon as possible.</text:span><text:span text:style-name="T6"/></text:p>
            <text:p text:style-name="P5"/>
            <text:p text:style-name="P3"><text:span text:style-name="T6">The fourth flag is RST, short for reset. This means that one of the sides in a TCP connection hasn’t been able to properly recover from a series of missing or malformed segments. It’s a way for one of the partners in a TCP connection to basically say, “wait, I can’t put together what you mean”, lets start over from scratch.</text:span><text:span text:style-name="T6"/></text:p>
            <text:p text:style-name="P5"/>
            <text:p text:style-name="P3"><text:span text:style-name="T6">The fifth flag is SYN, which stands for synchronize. It’s used when first establishing a TCP connection to make sure the receiving end knows to examine the sequence number field. </text:span><text:span text:style-name="T6"/></text:p>
            <text:p text:style-name="P5"/>
            <text:p text:style-name="P3"><text:span text:style-name="T6">Finally the sixth flag is FIN, which stands for finish. When this flag is sent to one, it means the transmitting computer doesn't have any more data to send and the connection can be closed.</text:span><text:span text:style-name="T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pan text:style-name="T6">Understanding TCP and UDP Packets. Ungraded project.</text:span><text:span text:style-name="T6"/></text:p>
            <text:p text:style-name="P5"/>
            <text:p text:style-name="P3"><text:span text:style-name="T6">Client: SYN packet sender:</text:span><text:span text:style-name="T6"/></text:p>
            <text:p text:style-name="P3"><text:span text:style-name="T6">the client sends a SYN packet to the server via TCP. It tells the server where it wants to connect, and provides the initial sequence number.</text:span><text:span text:style-name="T6"/></text:p>
            <text:p text:style-name="P5"/>
            <text:p text:style-name="P3"><text:span text:style-name="T6">SYN packet:</text:span><text:span text:style-name="T6"/></text:p>
            <text:p text:style-name="P3"><text:span text:style-name="T6">the packet is carrying the header and data for the server. The header has information about the origin and destination IP addresses for the packet. The data is the payload of the paclet.</text:span><text:span text:style-name="T6"/></text:p>
            <text:p text:style-name="P5"/>
            <text:p text:style-name="P3"><text:soft-page-break/><text:span text:style-name="T6">Server:</text:span><text:span text:style-name="T6"/></text:p>
            <text:p text:style-name="P3"><text:span text:style-name="T6">SYN packet receiver.</text:span><text:span text:style-name="T6"/></text:p>
            <text:p text:style-name="P5"/>
            <text:p text:style-name="P3"><text:span text:style-name="T6">SYN/ACK packet</text:span><text:span text:style-name="T6"/></text:p>
            <text:p text:style-name="P3"><text:span text:style-name="T6">Client:</text:span><text:span text:style-name="T6"/></text:p>
            <text:p text:style-name="P3"><text:span text:style-name="T6">SYN/ACK packet receiver</text:span><text:span text:style-name="T6"/></text:p>
            <text:p text:style-name="P5"/>
            <text:p text:style-name="P3"><text:span text:style-name="T6">SYN/ACK packet</text:span><text:span text:style-name="T6"/></text:p>
            <text:p text:style-name="P3"><text:span text:style-name="T6">the Syn packet is acknowledged with the server’s initial Sequence Number.</text:span><text:span text:style-name="T6"/></text:p>
            <text:p text:style-name="P5"/>
            <text:p text:style-name="P3"><text:span text:style-name="T6">Server: SYN/ACK packet sender</text:span><text:span text:style-name="T6"/></text:p>
            <text:p text:style-name="P3"><text:span text:style-name="T6">the server sends a SYN/ACK packet telling the client it got the request.</text:span><text:span text:style-name="T6"/></text:p>
            <text:p text:style-name="P5"/>
            <text:p text:style-name="P3"><text:span text:style-name="T6">ACK flag</text:span><text:span text:style-name="T6"/></text:p>
            <text:p text:style-name="P3"><text:span text:style-name="T6">Client:</text:span><text:span text:style-name="T6"/></text:p>
            <text:p text:style-name="P3"><text:span text:style-name="T6">Client responds with ACK, finishing the connection.</text:span><text:span text:style-name="T6"/></text:p>
            <text:p text:style-name="P5"/>
            <text:p text:style-name="P3"><text:span text:style-name="T6">Agree:</text:span><text:span text:style-name="T6"/></text:p>
            <text:p text:style-name="P3"><text:span text:style-name="T6">Both sides agree to the packet’s delivery.</text:span><text:span text:style-name="T6"/></text:p>
            <text:p text:style-name="P5"/>
            <text:p text:style-name="P3"><text:span text:style-name="T6">Server:</text:span><text:span text:style-name="T6"/></text:p>
            <text:p text:style-name="P3"><text:span text:style-name="T6">This completes the TCP three-way handshake. All systems are ready for the transfer.</text:span><text:span text:style-name="T6"/></text:p>
            <text:p text:style-name="P5"/>
            <text:p text:style-name="P3"><text:span text:style-name="T6">UDP packet</text:span><text:span text:style-name="T6"/></text:p>
            <text:p text:style-name="P3"><text:span text:style-name="T6">Client:</text:span><text:span text:style-name="T6"/></text:p>
            <text:p text:style-name="P3"><text:span text:style-name="T6">The client sends a packet to the server via UDP. UDP does not include SYN-ACK or handshake.</text:span><text:span text:style-name="T6"/></text:p>
            <text:p text:style-name="P5"/>
            <text:p text:style-name="P3"><text:span text:style-name="T6">UDP packet:</text:span><text:span text:style-name="T6"/></text:p>
            <text:p text:style-name="P3"><text:span text:style-name="T6">The packet is carrying the header and data for the server. The header has information about the origin and destination IP addresses for the packet. The data is the payload of the packet.</text:span><text:span text:style-name="T6"/></text:p>
            <text:p text:style-name="P5"/>
            <text:p text:style-name="P3"><text:span text:style-name="T6">UDP packet receiver:</text:span><text:span text:style-name="T6"/></text:p>
            <text:p text:style-name="P3"><text:span text:style-name="T6">Packet arrives at the server. There is no handshake.</text:span><text:span text:style-name="T6"/></text:p>
            <text:p text:style-name="P5"/>
            <text:p text:style-name="P5"/>
            <text:p text:style-name="P5"/>
            <text:p text:style-name="P3"><text:span text:style-name="T6">TCP Socket States.</text:span><text:span text:style-name="T6"/></text:p>
            <text:p text:style-name="P5"/>
            <text:p text:style-name="P3"><text:span text:style-name="T6">A socket is the instantiation of an endpoint in a potential TCP connection. An instantiation is the actual implementation of something defined elsewhere. TCP sockets require actual programs to instantiate them. </text:span><text:span text:style-name="T6"/></text:p>
            <text:p text:style-name="P5"/>
            <text:p text:style-name="P3"><text:span text:style-name="T6">You can contrast this with a port which is more of a virtual descriptive thing. Is other words, you can send traffic to any ports you want, but you’re only going to get a response if a program has opened a socket on that court. TCP sockets can exist in a lot of states, and being able to understand what those mean will help you troubleshoot network connectivity issues as an IT support specialist.</text:span><text:span text:style-name="T6"/></text:p>
            <text:p text:style-name="P5"/>
            <text:p text:style-name="P3"><text:soft-page-break/><text:span text:style-name="T6">LISTEN: a TCP socket is ready and listening for incoming connections. You’s see this on the server side only.</text:span><text:span text:style-name="T6"/></text:p>
            <text:p text:style-name="P5"/>
            <text:p text:style-name="P3"><text:span text:style-name="T6">SYN_SENT: a synchronization request has been sent, but the connection hasn’t been established yet. <text:s/>You’d see this on the client side only.</text:span><text:span text:style-name="T6"/></text:p>
            <text:p text:style-name="P5"/>
            <text:p text:style-name="P3"><text:span text:style-name="T6">SYN_RECEIVED: <text:s/>a socket previously in a LISTEN state has received a synchronization request and sent a SYN/ACK back, but hasn’t received the final ACK from the client yet. You would see this on the server side only.</text:span><text:span text:style-name="T6"/></text:p>
            <text:p text:style-name="P5"/>
            <text:p text:style-name="P3"><text:span text:style-name="T6">ESTABLISHED: the TCP connection is is working order and both sides are few to send each other data. You’d see this stats on both the client and server side of a connection.</text:span><text:span text:style-name="T6"/></text:p>
            <text:p text:style-name="P5"/>
            <text:p text:style-name="P3"><text:span text:style-name="T6">FIN_WAIT: a FIN has been sent but the corresponding ACK from the sother end hasn’t been received yet. You’d see this stats on both the client and server side of a connection.</text:span><text:span text:style-name="T6"/></text:p>
            <text:p text:style-name="P5"/>
            <text:p text:style-name="P3"><text:span text:style-name="T6">CLOSE_WAIT: the connection has been closed at the TCP layer, but the application that opened the socket hasn’t released its hold on the socket yet. You’d see this stats on both the client and server side of a connection.</text:span><text:span text:style-name="T6"/></text:p>
            <text:p text:style-name="P5"/>
            <text:p text:style-name="P3"><text:span text:style-name="T6">CLOSED: the connection has been fully terminated and no further communication is possible. You’d see this stats on both the client and server side of a connection.</text:span><text:span text:style-name="T6"/></text:p>
            <text:p text:style-name="P5"/>
            <text:p text:style-name="P3"><text:span text:style-name="T6">There are other TCP socket states that exist, socket states and their names can vary from one operating system to another.</text:span><text:span text:style-name="T6"/></text:p>
            <text:p text:style-name="P5"/>
            <text:p text:style-name="P5"/>
            <text:p text:style-name="P5"/>
            <text:p text:style-name="P5"/>
            <text:p text:style-name="P5"/>
            <text:p text:style-name="P5"/>
            <text:p text:style-name="P5"/>
            <text:p text:style-name="P5"/>
            <text:p text:style-name="P5"/>
            <text:p text:style-name="P3"><text:span text:style-name="T6">Connection oriented and connection less Protocols. </text:span><text:span text:style-name="T6"/></text:p>
            <text:p text:style-name="P3"><text:span text:style-name="T6">A connection at the transport layer implies that every segment of data sent is acknowledged, this way both ends of the connection always know which bits of data have definitely been delivered to the other side and which haven’t.</text:span><text:span text:style-name="T6"/></text:p>
            <text:p text:style-name="P5"/>
            <text:p text:style-name="P3"><text:span text:style-name="T1"><text:s/>Connection-oriented protocols are important because the internet is a cast and busy place and lots of things could go wrong while trying to get data from point a to point b. if even a single bit doesn’t get transmitted properly, the resulting data is often incomprehensible by the receiving end.</text:span><text:span text:style-name="T1"/></text:p>
            <text:p text:style-name="P6"/>
            <text:p text:style-name="P3"><text:span text:style-name="T1">At the lowest level, a bit is just an electrical signal within a certain voltage range.</text:span><text:span text:style-name="T1"/></text:p>
            <text:p text:style-name="P3"><text:span text:style-name="T1">Connection-oriented protocols like TCP protect against things that would keep traffic from reaching it’s destination.</text:span><text:span text:style-name="T1"/></text:p>
            <text:p text:style-name="P6"/>
            <text:p text:style-name="P3"><text:span text:style-name="T1">These protocols do this by forming connections and through the constant stream of acknowledgments.</text:span><text:span text:style-name="T1"/></text:p>
            <text:p text:style-name="P6"/>
            <text:p text:style-name="P3"><text:span text:style-name="T1">Protocols at lower levels of our network model like IP and Ethernet do use check sums to ensure that all the data they received was correct.</text:span><text:span text:style-name="T1"/></text:p>
            <text:p text:style-name="P6"><text:soft-page-break/></text:p>
            <text:p text:style-name="P3"><text:span text:style-name="T1">At the IP or Ethernet level, if a checksum doesn’t compute all of that data is just discarded, it’s up to TCP to determine when to resend this data. Since TCP expects an ACK for every bit of data it sends, it’s in the best position to know what data successfully got delivered, and can make the decision to resend a segment if needed. <text:s/></text:span><text:span text:style-name="T1"/></text:p>
            <text:p text:style-name="P6"/>
            <text:p text:style-name="P3"><text:span text:style-name="T1">While TCP will generally send all segments in sequential order, they may not always arrive in that order. If some of the segments had to be resent due to errors at lower layers, it doesn’t matter if they arrive slightly out of order. This is because sequence numbers allow for all of the data to be put back together in the right order. </text:span><text:span text:style-name="T1"/></text:p>
            <text:p text:style-name="P6"/>
            <text:p text:style-name="P3"><text:span text:style-name="T1">UDP= User Datagram Protocol</text:span><text:span text:style-name="T1"/></text:p>
            <text:p text:style-name="P6"/>
            <text:p text:style-name="P3"><text:span text:style-name="T1">with UDP you just set a destination port and sent the packet. This is useful for messages that aren’t super important, a great example of UDP is streaming video, for the best viewing experience, you might hope that every single frame makes it to the viewer, but it doesn’t really matter if a few get lost along the way. A video will still be watchable unless it’s missing a lot of it’s frames. By getting rid of all the overhead you might actually be able to send a higher quality video with UDP.</text:span><text:span text:style-name="T1"/></text:p>
            <text:p text:style-name="P6"/>
            <text:p text:style-name="P3"><text:span text:style-name="T6">Supplemental reading: System Ports vs Ephemeral Ports</text:span><text:span text:style-name="T6"/></text:p>
            <text:p text:style-name="P5"/>
            <text:p text:style-name="P3"><text:span text:style-name="T7">Network services are run by listening to specific ports for incoming data requests. </text:span><text:span text:style-name="T7"/></text:p>
            <text:p text:style-name="P3"><text:span text:style-name="T7">A port is a 16-bit number used to direct traffic to a service running on a networked computer.</text:span><text:span text:style-name="T7"/></text:p>
            <text:p text:style-name="P3"><text:span text:style-name="T7">A “service” (or “server”) is a program waiting to be asked for data. A “client” is another program that requests this data from the other end of a network connection. </text:span><text:span text:style-name="T7"/></text:p>
            <text:p text:style-name="P7"/>
            <text:p text:style-name="P5"/>
            <text:p text:style-name="P5"/>
            <text:p text:style-name="P5"/>
            <text:p text:style-name="P3"><text:span text:style-name="T6">TCP ports and sockets</text:span><text:span text:style-name="T6"/></text:p>
            <text:p text:style-name="P7"/>
            <text:p text:style-name="P3"><text:span text:style-name="T7">Ports are used in the Transport layer of the TCP/IP Five-Layer Network Model. At this layer, the TCP is used to establish a network connection and deliver data. A TCP “segment” is the code that specifies ports used to establish a network connection. It does this on the service side of the connection by telling a specific service to listen for data requests coming into a specific port. Once a TCP segment tells a service to listen for requests through a port, that listening port becomes a “socket”. In other words, a socket is an active port used by a service. Once a socket is activated, a client can send and receive date through it. </text:span><text:span text:style-name="T7"/></text:p>
            <text:p text:style-name="P3"><text:span text:style-name="T7"><text:s/></text:span><text:span text:style-name="T7"/></text:p>
            <text:p text:style-name="P3"><text:span text:style-name="T6">Three categories of ports.</text:span><text:span text:style-name="T6"/></text:p>
            <text:p text:style-name="P5"/>
            <text:p text:style-name="P3"><text:span text:style-name="T7">Since a 16-bit number identifies ports, there can be 65,535 of them. Given the number of ports available, they have been divided into three categories by the Internet Assigned Numbers Authority (IANA): System Ports, User Ports, and Ephemeral Ports.</text:span><text:span text:style-name="T7"/></text:p>
            <text:p text:style-name="P7"/>
            <text:p text:style-name="P3"><text:span text:style-name="T8">System Ports</text:span><text:span text:style-name="T9"> are identified as ports 1 through 1023. System ports are reserved for common applications like FTP(port 21) and Telnet over TLS/SSL(poet 992). Many are still not assigned. Note: Modern operating systems do not use system ports for outbound traffic.</text:span></text:p>
            <text:p text:style-name="P26"/>
            <text:p text:style-name="P3"><text:span text:style-name="T8">User Ports:</text:span><text:span text:style-name="T9"> are identified ad ports 1024 through 49151. Vendors register user ports for their specific server applications. The </text:span><text:soft-page-break/><text:span text:style-name="T9">IANA has officially registered some, but not all of them.</text:span></text:p>
            <text:p text:style-name="P26"/>
            <text:p text:style-name="P3"><text:span text:style-name="T8">Ephemeral Ports:</text:span><text:span text:style-name="T9"> (Dynamic or Private Ports) are identified as ports 49152 through 65535. Ephemeral ports are used as temporary ports for private transfers. Only clients use ephemeral ports.</text:span></text:p>
            <text:p text:style-name="P26"/>
            <text:p text:style-name="P3"><text:span text:style-name="T8">How TCP is used to ensure data integrity.</text:span><text:span text:style-name="T8"/></text:p>
            <text:p text:style-name="P26"/>
            <text:p text:style-name="P3"><text:span text:style-name="T9">The TCP segment that specifies which ports are connected for a network data transfer also carries other information about the data being transferred (along with the requested data). Specifically, the TCP protocol sends acknowledgments between the service and client to show that sent data was received. Then, it uses checksum verification to confirm that the received data matches what was sent.</text:span><text:span text:style-name="T9"/></text:p>
            <text:p text:style-name="P26"/>
            <text:p text:style-name="P3"><text:span text:style-name="T8">Port Security:</text:span><text:span text:style-name="T9"> ports allow services to send data to your computer but can also sent malware into a client program. Malicious actors might also use port scanning to search for open and unsecured ports or to find weak points in your network security. To protect your network, you should use a firewall to secure your ports and only open sockets as needed.</text:span></text:p>
            <text:p text:style-name="P26"/>
            <text:p text:style-name="P3"><text:span text:style-name="T8">Key Takeaways:</text:span><text:span text:style-name="T8"/></text:p>
            <text:p text:style-name="P9"/>
            <text:p text:style-name="P3"><text:span text:style-name="T9">- Ports are represented by a single 16-bit number (65535 different port id’s)</text:span><text:span text:style-name="T9"/></text:p>
            <text:p text:style-name="P3"><text:span text:style-name="T9">- Ports are split up by the IANA into 3 categories: System Ports(1-1023), User Ports(ports 1024-49151), and Ephemeral (Dynamic) Ports (ports 59152-65535).</text:span><text:span text:style-name="T9"/></text:p>
            <text:p text:style-name="P3"><text:span text:style-name="T9">- A socket is a port that a TCP segment has activated to listen for data requests.</text:span><text:span text:style-name="T9"/></text:p>
            <text:p text:style-name="P3"><text:span text:style-name="T9">- Ports allow services to send data to your computer but can also send malware into a client program. It’s important to secure your ports.</text:span><text:span text:style-name="T9"/></text:p>
            <text:p text:style-name="P10"/>
            <text:p text:style-name="P3"><text:span text:style-name="T8">Firewalls:</text:span><text:span text:style-name="T8"/></text:p>
            <text:p text:style-name="P26"/>
            <text:p text:style-name="P3"><text:span text:style-name="T9">A firewall is just a device that blocks traffic that meets certain criteria. They are the primary way you can stop traffic, you don’t want from entering the network. They can actually operate at lots of different layers of the network. There are firewalls that can perform inspection of application layer traffic and firewalls that primarily deal with blocking ranges of IP addresses. </text:span><text:span text:style-name="T9"/></text:p>
            <text:p text:style-name="P26"/>
            <text:p text:style-name="P3"><text:span text:style-name="T9">Firewalls that operate at the transportation layer will generally have a configuration that enables them to block traffic to certain ports while allowing traffic to other ports. </text:span><text:span text:style-name="T9"/></text:p>
            <text:p text:style-name="P26"/>
            <text:p text:style-name="P3"><text:span text:style-name="T9">A firewall placed at the perimeter of the network could be configured to allow anyone to send traffic to port 80 in order to view the web page. At the same time, it could block all access for external IP’s to any other port so that no one outside the local network could access the file server.</text:span><text:span text:style-name="T9"/></text:p>
            <text:p text:style-name="P26"/>
            <text:p text:style-name="P3"><text:span text:style-name="T9">Firewalls can run on individual hosts instead of being a network device. </text:span><text:span text:style-name="T9"/></text:p>
            <text:p text:style-name="P26"/>
            <text:p text:style-name="P3"><text:span text:style-name="T9">All major operating systems have firewall functionality built in. </text:span><text:span text:style-name="T9"/></text:p>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text:span text:style-name="T8"><text:s/>The Application Layer:</text:span><text:span text:style-name="T8"/></text:p>
            <text:p text:style-name="P26"/>
            <text:p text:style-name="P3"><text:span text:style-name="T9">Just like with every other layer TCP segments have a generic data section to them.</text:span><text:span text:style-name="T9"/></text:p>
            <text:p text:style-name="P3"><text:span text:style-name="T9"><text:s/></text:span><text:span text:style-name="T9"/></text:p>
            <text:p text:style-name="P9"/>
            <text:p text:style-name="P8">Network hardening<text:span text:style-name="T7"/></text:p>
            <text:p text:style-name="P8"/>
            <text:p text:style-name="P8">The process of securing a network by reducing it’s potential vulnerabilities through configuration changes and taking specific steps.<text:span text:style-name="T7"/></text:p>
            <text:p text:style-name="P8"/>
            <text:p text:style-name="P8">Implicit deny<text:span text:style-name="T7"/></text:p>
            <text:p text:style-name="P8">a network security concept where anything not explicitly permitted or allowed should be denied.<text:span text:style-name="T7"/></text:p>
            <text:p text:style-name="P8"/>
            <text:p text:style-name="P11">Correlation analysis<text:span text:style-name="T1"/></text:p>
            <text:p text:style-name="P11">The process of taking log data from different systems and matching events across the systems.<text:span text:style-name="T1"/></text:p>
            <text:p text:style-name="P11"/>
            <text:p text:style-name="P11"/>
            <text:p text:style-name="P11"/>
            <text:p text:style-name="P12">WPA</text:p>
            <text:p text:style-name="P12">designed as a short term replacement that would be compatible with older WEP-enabled hardware</text:p>
            <text:p text:style-name="P12"/>
            <text:p text:style-name="P12">1, <text:s/>a more secure key derivation method was used to more securely incorporate the IV into the per packet encryption key.</text:p>
            <text:p text:style-name="P12"/>
            <text:p text:style-name="P12"><text:soft-page-break/>2. a sequence counter was implemented to prevent replay attacks by rejecting out of order packets.</text:p>
            <text:p text:style-name="P12"/>
            <text:p text:style-name="P12">3.a 64 bit MIC (Message Integrity Check) was introduced to prevent forging, tampering, or corruption of packets.</text:p>
            <text:p text:style-name="P12"/>
            <text:p text:style-name="P12"/>
            <text:p text:style-name="P12">Rc4 cypher</text:p>
            <text:p text:style-name="P12"/>
            <text:p text:style-name="P12">uses a key mixing function</text:p>
            <text:p text:style-name="P12">utilizes 256 bit long keys</text:p>
            <text:p text:style-name="P12"/>
            <text:p text:style-name="P6"/>
            <text:p text:style-name="P13">wpa2</text:p>
            <text:p text:style-name="P13">CCMP, based on some stuff</text:p>
            <text:p text:style-name="P13"/>
            <text:p text:style-name="P14">SNIFFING THE NETWORK</text:p>
            <text:p text:style-name="P14"/>
            <text:p text:style-name="P14">Promiscuous mode</text:p>
            <text:p text:style-name="P14">A type of computer networking operational mode in which all network data packets can be accessed and viewed by all network adapters operating in this mode.</text:p>
            <text:p text:style-name="P14"/>
            <text:p text:style-name="P14"/>
            <text:p text:style-name="P14">Port mirroring allows the switch to take all packets from a specified port, port range, or entire VLAN and mirror the packets to a specified switch port.</text:p>
            <text:p text:style-name="P14"/>
            <text:p text:style-name="P14">Monitor mode</text:p>
            <text:p text:style-name="P14"/>
            <text:p text:style-name="P14">allows us to scan across channels to see all wireless traffic being sent by AP’s and clients</text:p>
            <text:p text:style-name="P14"/>
            <text:p text:style-name="P14"/>
            <text:p text:style-name="P14">Tcpdump</text:p>
            <text:p text:style-name="P14">A super popular, lightweight, command line based utility that you can use to capture and analyze packets</text:p>
            <text:p text:style-name="P14"/>
            <text:p text:style-name="P14"/>
            <text:p text:style-name="P14">intrusion detection and prevention systems (IDS/IPS)</text:p>
            <text:p text:style-name="P14"/>
            <text:p text:style-name="P14">operate by monitoring network traffic and analyzing it</text:p>
            <text:p text:style-name="P14"/>
            <text:p text:style-name="P14">defense in depth</text:p>
            <text:p text:style-name="P14">attack vectors</text:p>
            <text:p text:style-name="P14">attack surface</text:p>
            <text:p text:style-name="P14"/>
            <text:p text:style-name="P14">host based firewalls</text:p>
            <text:p text:style-name="P14">Protect individual hosts from being compromised when they’re used in untrusted, potentially malicious environments.</text:p>
            <text:p text:style-name="P14"/>
            <text:p text:style-name="P15"/>
            <text:p text:style-name="P16">Mobile Security</text:p>
            <text:p text:style-name="P16"><text:soft-page-break/></text:p>
            <text:p text:style-name="P16">storage encryp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Cloud computing</text:p>
            <text:p text:style-name="P17"/>
            <text:p text:style-name="P28">Hybrid Cloud is a computing environment that connects an organizations on premise private cloud and third party public cloud into a single infrastructure for running the organizations applications. </text:p>
            <text:p text:style-name="P28">Multicloud is a cloud adoption strategy that embraces a mix of cloud models from different service providers- public, private, and managed, across infrastructure, platform, or software services. For example, a business may consume email as a service from one provider, a CRM application from another, and infrastructure from yet another provider. So essentially, a hybrid multi-cloud implies you’re able to leverage the best of cloud models and services across different service providers, and have your applications and workloads working seamlessly across multiple different clouds. </text:p>
            <text:p text:style-name="P28"/>
            <text:p text:style-name="P28">Cloud scaling- is one of the main reasons for adopting the cloud. </text:p>
            <text:p text:style-name="P28"/>
            <text:p text:style-name="P28">Example: we have a flower delivery service that is able to hit a certain bottomline of users to have on premise infrastructure, and it can hit a certain ampunt of user load. SO visualizing this throughout the calendar year, you can imagine that their load goes up and down, and responds to specific holidays. Now to hit those peaks, ther could scale up their on premise architecture, but that’s met with upfront cost’s and upkeep. Now instead the;y can take advantage of the cloud, that allows them to scale up in response to that loat, and then automatically deprovision resources when they no longer need them. Now, this concept is kind of general to cloud computing, not just hybrid or multicloud. </text:p>
            <text:p text:style-name="P28"/>
            <text:p text:style-name="P28">That leads us into building a composite cloud. Essentially this is going to be applications that are spread across multiple cloud environments. So as for the flower dellivery service, say they have on-premise architecture that allows them to run three major components of their app. Say they have the web UI, some billing API’s as well as a rewards framework. Let’s say that this servise is actually based in the EU, and their european customers are happy, but for the north american customers, it’s best specifically around certain holidays, they’re noticing their system is bogging down. So they decide to take advantage of a hybrid, or multicloud architecture by composing their application across multiple cloud environments. So they take advantage of data centers in america and essentially, they’ve identified that althoughthe rewards framework can stay on prem in their european site, they want to move the billing and the UI capabilities over. <text:s/>So they will move just those <text:soft-page-break/>2 to a cloud platform <text:s/>of their choice in a north american or american datacenter. This allows them to scale up portions in response to american holidays, while keeping their EU portions individually scaled.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MicroServices</text:p>
            <text:p text:style-name="P28">composed of many loosely coupled and independently deployable, smaller components or services. These services utypically have their own stack running on therir own containers.</text:p>
            <text:p text:style-name="P28"/>
            <text:p text:style-name="P28">communicate with one another over a combination of:</text:p>
            <text:p text:style-name="P28">API’s</text:p>
            <text:p text:style-name="P28">Event streaming</text:p>
            <text:p text:style-name="P28">message brokers</text:p>
            <text:p text:style-name="P28"/>
            <text:p text:style-name="P28">What this means for business is</text:p>
            <text:p text:style-name="P28">-Multiple developers working independently</text:p>
            <text:p text:style-name="P28">-Different stacks and runtime environments</text:p>
            <text:p text:style-name="P28">-Independent scaling</text:p>
            <text:p text:style-name="P28"/>
            <text:p text:style-name="P28">micro services breakdown large applications into their smaller parts.</text:p>
            <text:p text:style-name="P28">Serverless Computing</text:p>
            <text:p text:style-name="P28">an approach to computing that offloads responsibility for common infrastructure management tasks such as:</text:p>
            <text:p text:style-name="P28">Acaling</text:p>
            <text:p text:style-name="P28">Scheduling</text:p>
            <text:p text:style-name="P28">Patching</text:p>
            <text:p text:style-name="P28">Provisioning</text:p>
            <text:p text:style-name="P28">Nipples</text:p>
            <text:p text:style-name="P28"/>
            <text:p text:style-name="P28">Attributes of Serverless Computing:</text:p>
            <text:p text:style-name="P28"/>
            <text:p text:style-name="P28">the management of the underlying or physical servers is removed</text:p>
            <text:p text:style-name="P28">no provisioning of servers and runtimes</text:p>
            <text:p text:style-name="P28">runs code on demand, scaling as needed</text:p>
            <text:p text:style-name="P28">pay only when invoked and used</text:p>
            <text:p text:style-name="P28"><text:s text:c="6"/>i.e. not when underlying com[ute resources are idle.</text:p>
            <text:p text:style-name="P28">Abstracts the infrastructure away from developers</text:p>
            <text:p text:style-name="P28"><text:soft-page-break/>code executed as individual functions</text:p>
            <text:p text:style-name="P28">no prior execution context is required.</text:p>
            <text:p text:style-name="P28"/>
            <text:p text:style-name="P28">Serverless Computing Services</text:p>
            <text:p text:style-name="P28">IBM Cloud <text:s text:c="2"/>AWS Lambda <text:s text:c="2"/>Microsoft Azure</text:p>
            <text:p text:style-name="P28">Functions <text:s text:c="30"/>Functions</text:p>
            <text:p text:style-name="P28"/>
            <text:p text:style-name="P28">Determining Fit with Server less</text:p>
            <text:p text:style-name="P28">Evaluate application characteristics</text:p>
            <text:p text:style-name="P28">Ensure that the application is aligned to serverless architecture patterns</text:p>
            <text:p text:style-name="P28"/>
            <text:p text:style-name="P28"/>
            <text:p text:style-name="P28"/>
            <text:p text:style-name="P28"/>
            <text:p text:style-name="P28">Applications that qualify for serverless:</text:p>
            <text:p text:style-name="P28">Short running stateless functions</text:p>
            <text:p text:style-name="P28">seasonal workloads</text:p>
            <text:p text:style-name="P28">Production volumetric data</text:p>
            <text:p text:style-name="P28">Event based processing</text:p>
            <text:p text:style-name="P28">stateless microservices</text:p>
            <text:p text:style-name="P28"/>
            <text:p text:style-name="P28">Use Cases:</text:p>
            <text:p text:style-name="P28">Serverless architectures are well suited for use cases around:</text:p>
            <text:p text:style-name="P28">Data and event processing </text:p>
            <text:p text:style-name="P28">IoT</text:p>
            <text:p text:style-name="P28">Microservices</text:p>
            <text:p text:style-name="P28">Mobile backends</text:p>
            <text:p text:style-name="P28"/>
            <text:p text:style-name="P28">Serverless is well suited to working with:</text:p>
            <text:p text:style-name="P28">Text <text:s text:c="2"/>Audio <text:s text:c="2"/>Image <text:s text:c="2"/>Video</text:p>
            <text:p text:style-name="P28">Tasks: <text:s text:c="45"/><text:span text:style-name="T23">Data streams</text:span></text:p>
            <text:p text:style-name="P28">Data enrichment <text:s text:c="29"/><text:span text:style-name="T23">Business</text:span></text:p>
            <text:p text:style-name="P28">Transformation <text:s text:c="31"/><text:span text:style-name="T23">IoT sensor data</text:span></text:p>
            <text:p text:style-name="P28">Validation and cleansing <text:s text:c="17"/><text:span text:style-name="T23">Log data</text:span></text:p>
            <text:p text:style-name="P28">PDF Processing <text:s text:c="30"/><text:span text:style-name="T23">Financial Market data</text:span></text:p>
            <text:p text:style-name="P28">Audio normalization</text:p>
            <text:p text:style-name="P28">Thumbnail generation</text:p>
            <text:p text:style-name="P28">Video transcoding</text:p>
            <text:p text:style-name="P28">Genome Processing</text:p>
            <text:p text:style-name="P28"/>
            <text:p text:style-name="P30">Challenges</text:p>
            <text:p text:style-name="P30">designed to scale up and down by workload.</text:p>
            <text:p text:style-name="P30">But for workloads characterized by long running processes managing a traditional server environment</text:p>
            <text:p text:style-name="P30">might be simpler and more cost effective. The serverless application architecture can be vendor dependent and so there is a potential for vendor lock-in, particularly involving platform capabilities such as authentication, scaling monitoring or configuration management. Because they scale up and down in response to workload, they also sometimes need to start up <text:soft-page-break/>from zero to serve a new request, for most applications the delay isn’t much of an impact, but for low latency financial applications this delay wouldn’t be acceptabl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1">…..:::::Summary::::::…..</text:p>
            <text:p text:style-name="P31">Hybrid multicloud is a cloud adoption strategy that makes it possible for public clouds, private clouds, and on premises IT to interoperate seamlessly while leveraging the best cloud based services from different public cloud providers.</text:p>
            <text:p text:style-name="P31"/>
            <text:p text:style-name="P31">Microservices architecture is an approach in which an application is built as a collection of loosely coupled and independently deployable components or services, leading to efficient development, maintenance, and upgradation cycles.</text:p>
            <text:p text:style-name="P31"/>
            <text:p text:style-name="P31">Serverless computing is an approach to computing that offloads responsibility for common infrastructure management tasks for application runtimes to cloud providers, allowing developers to focus their time and effort on development and testing, and not have to worry about provisioning, maintaining and scaling compute resources.</text:p>
            <text:p text:style-name="P28"/>
            <text:p text:style-name="P28"/>
            <text:p text:style-name="P42">DevOps on the cloud</text:p>
            <text:p text:style-name="P42">Dev Teams, <text:s text:c="34"/>Ops Teams</text:p>
            <text:p text:style-name="P42">Design Software <text:s text:c="27"/>Monitoring</text:p>
            <text:p text:style-name="P42">Develop Software <text:s text:c="25"/>Predicting Failure</text:p>
            <text:p text:style-name="P42">Deliver Software <text:s text:c="27"/>Managing Environment</text:p>
            <text:p text:style-name="P42">Run Software <text:s text:c="32"/>Fixing Issues</text:p>
            <text:p text:style-name="P42"/>
            <text:p text:style-name="P42">DevOps:</text:p>
            <text:p text:style-name="P42"/>
            <text:p text:style-name="P42">combines both into one </text:p>
            <text:p text:style-name="P42"/>
            <text:p text:style-name="P42">Business owners</text:p>
            <text:p text:style-name="P42">Development</text:p>
            <text:p text:style-name="P42">Operations</text:p>
            <text:p text:style-name="P42">Quality Assurance</text:p>
            <text:p text:style-name="P42"/>
            <text:p text:style-name="P42">The DevOps Approach:</text:p>
            <text:p text:style-name="P42">applies agile and lean thinking principles to all stakeholders in an organization who develop, operate,</text:p>
            <text:p text:style-name="P42">or benefit from the business’s software systems, including customers, suppliers, partners. By extending lean principles across the software supply chain, DevOps capabilities improve productivity through accelerated customer feedback cycles, unified measurements and collaboration across an enterprise, and reduced overhead, duplication, and rework. Using the DevOps <text:soft-page-break/>approach.</text:p>
            <text:p text:style-name="P42"/>
            <text:p text:style-name="P42">Developers can produce software in short iterations</text:p>
            <text:p text:style-name="P42"/>
            <text:p text:style-name="P42">A continuous delivery schedule of new features and bug fixes in rapid cycles</text:p>
            <text:p text:style-name="P42"/>
            <text:p text:style-name="P42">Businesses can seize market opportunities</text:p>
            <text:p text:style-name="P42"/>
            <text:p text:style-name="P42">Accelerated customer feedback into products</text:p>
            <text:p text:style-name="P42"/>
            <text:p text:style-name="P44">The DevOps Process involves.</text:p>
            <text:p text:style-name="P44">Continuous Delivery</text:p>
            <text:p text:style-name="P44">Continuous Integration</text:p>
            <text:p text:style-name="P44">Continuous Deployment</text:p>
            <text:p text:style-name="P44">Continuous Monitoring</text:p>
            <text:p text:style-name="P44">Delivery Pipeline</text:p>
            <text:p text:style-name="P43"/>
            <text:p text:style-name="P45">DevOps on the Cloud</text:p>
            <text:p text:style-name="P45">with near limitless compute power and available data and application services, cloud computing </text:p>
            <text:p text:style-name="P45">platforms come with their own risks and challenges. </text:p>
            <text:p text:style-name="P45">Tools</text:p>
            <text:p text:style-name="P45">Practices</text:p>
            <text:p text:style-name="P45">Processes</text:p>
            <text:p text:style-name="P45"/>
            <text:p text:style-name="P32">DevOps and Cloud</text:p>
            <text:p text:style-name="P32">DevOps provides the following solutions to cloud’s complexities.</text:p>
            <text:p text:style-name="P32">Automated provisioning and installation</text:p>
            <text:p text:style-name="P32">continuous integration and deployment pipelines</text:p>
            <text:p text:style-name="P32">Define how people work together and collaborate</text:p>
            <text:p text:style-name="P32">Test in low-cost, production-like environments</text:p>
            <text:p text:style-name="P32">Recover from disasters by rebuilding systems quickly and reliably</text:p>
            <text:p text:style-name="P32"/>
            <text:p text:style-name="P53"><text:span text:style-name="T24">Application Modernization</text:span> </text:p>
            <text:p text:style-name="P55">Accelerate digital transformation</text:p>
            <text:p text:style-name="P56">Leverage new tech and services</text:p>
            <text:p text:style-name="P56">Respond faster to change</text:p>
            <text:p text:style-name="P56"/>
            <text:p text:style-name="P56"/>
            <text:p text:style-name="P56">Cloud computing is one of the 3 main components</text:p>
            <text:p text:style-name="P56"/>
            <text:p text:style-name="P67">Older systems were “monolithic” running on physical servers and used a waterfall style</text:p>
            <text:p text:style-name="P67">development.</text:p>
            <text:p text:style-name="P67">Where there would be long plans and developers could decide it they are in a planning phase, </text:p>
            <text:p text:style-name="P67">Development phase or testing phase. They could plan out a whole years as a project.</text:p>
            <text:p text:style-name="P67"/>
            <text:p text:style-name="P66">Architecture – monoliths- SOA- microservices</text:p>
            <text:p text:style-name="P66"><text:soft-page-break/>Infrastructure – Physical servers – VM - Cloud</text:p>
            <text:p text:style-name="P66">Delivery – waterfall – Agile - DevOps</text:p>
            <text:p text:style-name="P53"><text:s text:c="26"/></text:p>
            <text:p text:style-name="P54"><text:s text:c="41"/></text:p>
            <text:p text:style-name="P54"/>
            <text:p text:style-name="P54"/>
            <text:p text:style-name="P54"/>
            <text:p text:style-name="P54"/>
            <text:p text:style-name="P54"/>
            <text:p text:style-name="P54"/>
            <text:p text:style-name="P54"/>
            <text:p text:style-name="P54"><text:span text:style-name="T1"><text:s text:c="62"/></text:span><text:span text:style-name="T19">Lesson Summary</text:span></text:p>
            <text:p text:style-name="P71">--Cloud native applications are applications that are built or refactored to work in the cloud environment. These applications, developed using DevOps methodologies, consist of microservices packaged in containers that can run in any environment- making it possible to create and update features in quick iterative cycles. </text:p>
            <text:p text:style-name="P53"/>
            <text:p text:style-name="P74">--<text:span text:style-name="T25">DevOps is a collaborative approach that enables development and operations teams to continuously </text:span></text:p>
            <text:p text:style-name="P75">deliver software in quick iterative cycles while reducing overhead, duplication, and rework. DevOps tools, practices, and processes help tackle the complexities and challenges posed by the cloud, allowing solutions to be delivered and updated- quickly and reliably.</text:p>
            <text:p text:style-name="P70"/>
            <text:p text:style-name="P18">--Application Modernization helps organizations accelerate their digital transformation, take advantage of new technologies and services, and become more responsive to changing market dynamics. Cloud computing is one of the key enablers of application modernization</text:p>
            <text:p text:style-name="P18"/>
            <text:p text:style-name="P77">What is cloud security</text:p>
            <text:p text:style-name="P77"/>
            <text:p text:style-name="P77">continuous security monitoring is important because of things. You need to know at any point whether</text:p>
            <text:p text:style-name="P48">you’re compliant, your policies, so you can watch out for threats you need to manage. Having an </text:p>
            <text:p text:style-name="P33">approach and set of tools to manage security and compliance posture is very important. Gaining <text:span text:style-name="T26">insights about your posture, compliance, and threats. So from your deployment environment you can </text:span><text:span text:style-name="T28">garner information. It can be security events, audit logs, flow logs from network or system that can be</text:span></text:p>
            <text:p text:style-name="P69">fed in so that you can figure out what your posture, and complaints, and threats are. And not only is it</text:p>
            <text:p text:style-name="P73">important for you to gain insight, you need to have actionable intelligence so that you can start to <text:span text:style-name="T29">mediate. You may figure out there’s a vulnerability; a container image that you have deployed is </text:span><text:span text:style-name="T1">vulnerable, so you can remediate and res-pin up a new container. There may be a particular access <text:s/></text:span></text:p>
            <text:p text:style-name="P46"/>
            <text:p text:style-name="P28"/>
            <text:p text:style-name="P57"/>
            <text:p text:style-name="P68"/>
            <text:p text:style-name="P76"/>
            <text:p text:style-name="P19"/>
            <text:p text:style-name="P72"/>
            <text:p text:style-name="P28"/>
            <text:p text:style-name="P28"/>
            <text:p text:style-name="P28"/>
            <text:p text:style-name="P31"><text:soft-page-break/>Cloud Native Applications</text:p>
            <text:p text:style-name="P31"/>
            <text:p text:style-name="P31">consists of microservices working together as a whole to comprise an application, yet each can be independently scaled and iterated through automation and orchestration processes. </text:p>
            <text:p text:style-name="P31"/>
            <text:p text:style-name="P58"/>
            <text:p text:style-name="P60">Identity and access management.</text:p>
            <text:p text:style-name="P60">Cloud Security concerns</text:p>
            <text:p text:style-name="P60">Data Loss and Leakage</text:p>
            <text:p text:style-name="P60">Unauthorized access</text:p>
            <text:p text:style-name="P61">Insecure Interfaces and API’s</text:p>
            <text:p text:style-name="P61"/>
            <text:p text:style-name="P89">Identity and Access Management is:</text:p>
            <text:p text:style-name="P89">First line of defense</text:p>
            <text:p text:style-name="P89">Used to Authenticate and Authorize users</text:p>
            <text:p text:style-name="P89">Provide user-specific access</text:p>
            <text:p text:style-name="P89"/>
            <text:p text:style-name="P96">meow. <text:s/><text:span text:style-name="T42">Main types of users</text:span></text:p>
            <text:p text:style-name="P97">a comprehensive sec<text:span text:style-name="T43">urity strategy needs of a wide audience</text:span></text:p>
            <text:p text:style-name="P34"/>
            <text:p text:style-name="P98">organizational users</text:p>
            <text:p text:style-name="P98">internet and social-based users</text:p>
            <text:p text:style-name="P98">third-party business partner</text:p>
            <text:p text:style-name="P99">administrative users</text:p>
            <text:p text:style-name="P99"/>
            <text:p text:style-name="P20">Administrative users:</text:p>
            <text:p text:style-name="P20">Administrators |Operators | Managers</text:p>
            <text:p text:style-name="P20">roles that typically create, update, and delete application and instances, and also need insight into their team members activities.</text:p>
            <text:p text:style-name="P20"/>
            <text:p text:style-name="P86">An attacker with administrative access could:</text:p>
            <text:p text:style-name="P86">steal data from databases</text:p>
            <text:p text:style-name="P86">deploy malicious applications</text:p>
            <text:p text:style-name="P86">deface or destroy existing applications</text:p>
            <text:p text:style-name="P86"/>
            <text:p text:style-name="P50">Developer users:</text:p>
            <text:p text:style-name="P50">application developers | platform developers | application publishers</text:p>
            <text:p text:style-name="P50"/>
            <text:p text:style-name="P50">can:</text:p>
            <text:p text:style-name="P50">read sensitive information</text:p>
            <text:p text:style-name="P50">create applications</text:p>
            <text:p text:style-name="P50">update applications</text:p>
            <text:p text:style-name="P50">delete applications</text:p>
            <text:p text:style-name="P50"/>
            <text:p text:style-name="P35">Application users </text:p>
            <text:p text:style-name="P35">users of the cloud hosted applications</text:p>
            <text:p text:style-name="P35"><text:soft-page-break/></text:p>
            <text:p text:style-name="P36">cloud directory services</text:p>
            <text:p text:style-name="P36">are used to securely manage user profiles and their associated credentials and password policy inside a cloud environment. A directory service within a cloud means that applications hosted on the cloud do not need to use their own user repos<text:span text:style-name="T44">itory.</text:span></text:p>
            <text:p text:style-name="P62"/>
            <text:p text:style-name="P62">Reporting helps provide a user-centric view of access to resources or a resource-centric view of access by users.</text:p>
            <text:p text:style-name="P62">Reports typically give information about which users have access to which resources, which users have changes in access rights, which access is being exploited by each user, and under which conditions. </text:p>
            <text:p text:style-name="P62"/>
            <text:p text:style-name="P90">Audit and compliance</text:p>
            <text:p text:style-name="P90">is a critical service within identity and access management framework, both for cloud provider and cloud consumer</text:p>
            <text:p text:style-name="P90">Auditors validate implemented controls against:</text:p>
            <text:p text:style-name="P90"/>
            <text:p text:style-name="P100">security <text:s/>policy</text:p>
            <text:p text:style-name="P100">industry compliance</text:p>
            <text:p text:style-name="P100">risk policies</text:p>
            <text:p text:style-name="P100">report deviations</text:p>
            <text:p text:style-name="P100"/>
            <text:p text:style-name="P21">User and service access management</text:p>
            <text:p text:style-name="P21">enables cloud application /service owners to provision and de-provision:</text:p>
            <text:p text:style-name="P21">streamline access control based on:</text:p>
            <text:p text:style-name="P119"><text:s text:c="38"/>-Role</text:p>
            <text:p text:style-name="P119"><text:s text:c="38"/>-<text:span text:style-name="T45">Organization</text:span></text:p>
            <text:p text:style-name="P119"><text:s text:c="38"/>-<text:span text:style-name="T45">Access Policies-</text:span></text:p>
            <text:p text:style-name="P119"/>
            <text:p text:style-name="P29"><text:s text:c="58"/><text:span text:style-name="T11"><text:s text:c="2"/></text:span><text:span text:style-name="T14">App Owner</text:span></text:p>
            <text:p text:style-name="P47"><text:s text:c="67"/>customer profile</text:p>
            <text:p text:style-name="P46"><text:s text:c="67"/>partner profile</text:p>
            <text:p text:style-name="P46"><text:s text:c="67"/>vendor profile</text:p>
            <text:p text:style-name="P37">Mitigating risks</text:p>
            <text:p text:style-name="P37">Some of the controls that can help secure these sensitive accounts include:</text:p>
            <text:p text:style-name="P37"/>
            <text:p text:style-name="P37">Provisioning users by specifying roles on resources for each user.</text:p>
            <text:p text:style-name="P37"/>
            <text:p text:style-name="P63">Multifactor authentication, like time-based one-time passwords</text:p>
            <text:p text:style-name="P63"/>
            <text:p text:style-name="P63">Password policies that control the usage of special characters, minimum password lengths, and other similar settings</text:p>
            <text:p text:style-name="P63">Immediate de-provisioning of access when users leave or change roles.</text:p>
            <text:p text:style-name="P63"/>
            <text:p text:style-name="P91">Access groups:</text:p>
            <text:p text:style-name="P91">A group of users and service ID’s created so that the same access can be assigned within the group with one or more access policies.</text:p>
            <text:p text:style-name="P91"/>
            <text:p text:style-name="P121"/>
            <text:p text:style-name="P121"/>
            <text:p text:style-name="P121"/>
            <text:p text:style-name="P121"><text:soft-page-break/></text:p>
            <text:p text:style-name="P121"/>
            <text:p text:style-name="P121">Access policies</text:p>
            <text:p text:style-name="P121">Access policies define how users, service ID’s and access groups in the account are given permission to access account resources.</text:p>
            <text:p text:style-name="P121"/>
            <text:p text:style-name="P22">Subject- which can be users, service ID’s or access groups</text:p>
            <text:p text:style-name="P22">Target- which is the resource, or provisioned service offering, to which you want to provide access</text:p>
            <text:p text:style-name="P23">Role- the resource to which the access is being granted</text:p>
            <text:p text:style-name="P23"/>
            <text:p text:style-name="P87">Access Group Benefits</text:p>
            <text:p text:style-name="P87">-Streamline access assignment process vs. assigning individual user access</text:p>
            <text:p text:style-name="P87">-Reduce number of policies <text:span text:style-name="T46">in an account</text:span></text:p>
            <text:p text:style-name="P87"/>
            <text:p text:style-name="P51">Cloud Security Concerns</text:p>
            <text:p text:style-name="P51">Data Loss and Leakage</text:p>
            <text:p text:style-name="P51">Unauthorized Access</text:p>
            <text:p text:style-name="P52">Insecure interfaces and API’s</text:p>
            <text:p text:style-name="P52"/>
            <text:p text:style-name="P39">A comprehensive security strategy needs to encompass the security needs of a wide audience</text:p>
            <text:p text:style-name="P39"/>
            <text:p text:style-name="P39">Organizational <text:s/>users</text:p>
            <text:p text:style-name="P39">internet and social based users</text:p>
            <text:p text:style-name="P39">third party business partner organizations</text:p>
            <text:p text:style-name="P39">vendors</text:p>
            <text:p text:style-name="P38"/>
            <text:p text:style-name="P64">Cloud Encryption</text:p>
            <text:p text:style-name="P65"/>
            <text:p text:style-name="P65">Encryption plays a key role on cloud, and is often referred to as the last line of defense, in a layered security model.</text:p>
            <text:p text:style-name="P65">-Encrypts data</text:p>
            <text:p text:style-name="P65">-data access control</text:p>
            <text:p text:style-name="P65">-key management</text:p>
            <text:p text:style-name="P65">-Certificate management</text:p>
            <text:p text:style-name="P65"/>
            <text:p text:style-name="P92">Definition- Scrambling data in a way that makes it illegible.</text:p>
            <text:p text:style-name="P92">Encryption Algorithm – defines the rules by which data will be transformed.</text:p>
            <text:p text:style-name="P92">Decryption key – Defines how encrypted data will be transformed back to legible data.</text:p>
            <text:p text:style-name="P92"/>
            <text:p text:style-name="P101">Ensures only authorized users have access to sensitive data.</text:p>
            <text:p text:style-name="P101">When accessed without authorization, data is unreadable and meaningless.</text:p>
            <text:p text:style-name="P101"/>
            <text:p text:style-name="P24">Cloud Encryption services</text:p>
            <text:p text:style-name="P24">can be limited to encryption of data that is identified as sensitive or</text:p>
            <text:p text:style-name="P24">end to end encryption of all data uploaded to the cloud.</text:p>
            <text:p text:style-name="P93"/>
            <text:p text:style-name="P120">Keys are provisioned to the customers, </text:p>
            <text:p text:style-name="P120"><text:soft-page-break/>if you lose you’re keys, you will not be able to read you’re data. </text:p>
            <text:p text:style-name="P94"/>
            <text:p text:style-name="P28"/>
          </table:table-cell>
        </table:table-row>
        <table:table-row table:style-name="Table1.1">
          <table:table-cell table:style-name="Table1.A3" office:value-type="string">
            <text:p text:style-name="P122"><text:span text:style-name="T41">Data </text:span><text:span text:style-name="T11">encry</text:span><text:span text:style-name="T32">ption </text:span><text:span text:style-name="T26">prot</text:span><text:span text:style-name="T36">ection</text:span><text:span text:style-name="T32"> </text:span><text:span text:style-name="T47">states</text:span></text:p>
            <text:p text:style-name="P122"/>
            <text:p text:style-name="P80">Encryption at Rest <text:s text:c="23"/><text:span text:style-name="T53">Encryption in Transit </text:span><text:s text:c="42"/>Encryption in Use</text:p>
            <text:p text:style-name="P80">-<text:span text:style-name="T11">Protects stored data <text:s text:c="2"/></text:span><text:s text:c="17"/>-<text:span text:style-name="T52">Protects data while transmitting <text:s text:c="2"/></text:span><text:s text:c="16"/>- <text:span text:style-name="T54">protects data in use in memory</text:span></text:p>
            <text:p text:style-name="P80">-<text:span text:style-name="T32">Multiple encryption options <text:s/></text:span><text:s text:c="5"/>-<text:span text:style-name="T51">Includes encrypting before transmission </text:span><text:s text:c="4"/>- <text:span text:style-name="T32">Allows computations to be performed</text:span></text:p>
            <text:p text:style-name="P80">-<text:span text:style-name="T26">E.g. block and file storage</text:span> <text:s text:c="9"/>- <text:span text:style-name="T50">Authenticates endpoints</text:span> <text:s text:c="33"/><text:span text:style-name="T49">on encrypted text without decryption </text:span><text:s text:c="3"/></text:p>
            <text:p text:style-name="P81">-<text:span text:style-name="T38">E.g. built-in for object storage</text:span><text:span text:style-name="T48"> <text:s/>-</text:span><text:span text:style-name="T35"> Decrypts data on arrival</text:span></text:p>
            <text:p text:style-name="P81"><text:span text:style-name="T48">-</text:span><text:span text:style-name="T40">E.g. database encryption </text:span><text:span text:style-name="T48"><text:s text:c="12"/></text:span><text:span text:style-name="T15">- E.g. Secure Sockets Layer(SSL)</text:span></text:p>
            <text:p text:style-name="P82"><text:s text:c="55"/>- <text:span text:style-name="T48">E.g. Transport Layer Security(TLS)</text:span> <text:s text:c="7"/></text:p>
            <text:p text:style-name="P82"/>
            <text:p text:style-name="P83"><text:s text:c="2"/><text:span text:style-name="T55">could be server side or client side.</text:span></text:p>
            <text:p text:style-name="P105">Server side</text:p>
            <text:p text:style-name="P105">create and manage your own encryption keys or Generate and manage keys on cloud</text:p>
            <text:p text:style-name="P40">Client Side</text:p>
            <text:p text:style-name="P142">Occurs before data is sent to cloud</text:p>
            <text:p text:style-name="P142">cloud providers can not decrypt hosted data</text:p>
            <text:p text:style-name="P142"/>
            <text:p text:style-name="P113">There is a need to implement a singular data protection strategy across an enterprise on premise hybrid and multi cloud deployments.</text:p>
            <text:p text:style-name="P113"/>
            <text:p text:style-name="P115">Multi – Cloud Data Encryption</text:p>
            <text:p text:style-name="P123">Features: data access management, integrated key management, and sophisticated encryption.</text:p>
            <text:p text:style-name="P125">Multi cloud date encryption console</text:p>
            <text:p text:style-name="P111">define and manage access policies</text:p>
            <text:p text:style-name="P129">create, rotate and manage keys</text:p>
            <text:p text:style-name="P129"/>
            <text:p text:style-name="P135">Key management services enable customers to :</text:p>
            <text:p text:style-name="P135">encrypt sensitive date</text:p>
            <text:p text:style-name="P135">easily create and manage the entire life cycle of cryptographic keys.</text:p>
            <text:p text:style-name="P137"/>
            <text:p text:style-name="P138">Best Practices</text:p>
            <text:p text:style-name="P138">Storing keys separately from encrypted data</text:p>
            <text:p text:style-name="P138">taking key backups offsite and auditing them regularly</text:p>
            <text:p text:style-name="P138">Refreshing the keys periodically</text:p>
            <text:p text:style-name="P138">implementing multifactor authentication for both the master and recovery keys.</text:p>
            <text:p text:style-name="P138"/>
            <text:p text:style-name="P139">Cloud Monitoring Solutions</text:p>
            <text:p text:style-name="P139">Monitoring performance across an entire stack of applications and services can be time consuming and draininf on internal resources.</text:p>
            <text:p text:style-name="P139"/>
            <text:p text:style-name="P130">Cloud monitoring assessment </text:p>
            <text:p text:style-name="P131">checks:</text:p>
            <text:p text:style-name="P131">Performance, Resource allocation</text:p>
            <text:p text:style-name="P131"><text:soft-page-break/>Network availability, Compliance, Security risks</text:p>
            <text:p text:style-name="P132">Cloud monitoring <text:s/>includes</text:p>
            <text:p text:style-name="P132">strategies</text:p>
            <text:p text:style-name="P133">practices</text:p>
            <text:p text:style-name="P133">processes</text:p>
            <text:p text:style-name="P133"/>
            <text:p text:style-name="P133">used for</text:p>
            <text:p text:style-name="P133">analyzing</text:p>
            <text:p text:style-name="P133">tracking</text:p>
            <text:p text:style-name="P133">managing services and apps</text:p>
            <text:p text:style-name="P133"/>
            <text:p text:style-name="P107">It also serves to provide actionable insights that can help improve availability and user experience</text:p>
            <text:p text:style-name="P107"/>
            <text:p text:style-name="P108">Cloud monitoring helps to </text:p>
            <text:p text:style-name="P108">Accelerate the diagnosis and resolution of performance incidents</text:p>
            <text:p text:style-name="P108">control the cost of your monitoring infrastructure</text:p>
            <text:p text:style-name="P108">mitigate the impact of abnormal situations with proactive notification</text:p>
            <text:p text:style-name="P108">get critical kubernetes and container insights for dynamic microservice monitoring</text:p>
            <text:p text:style-name="P108"/>
            <text:p text:style-name="P108"/>
            <text:p text:style-name="P109">Data in real time with round the clock monitoring of VM’s services, databases, apps</text:p>
            <text:p text:style-name="P109">multi layer visibility into application, user, and file access behavior across all apps</text:p>
            <text:p text:style-name="P109">advanced reporting and auditing capabilities for ensuring regulatory standards</text:p>
            <text:p text:style-name="P109">large scale performance monitoring integration's across multi cloud and hybrid cloud</text:p>
            <text:p text:style-name="P109"/>
            <text:p text:style-name="P134"><text:s text:c="46"/><text:span text:style-name="T56">LESSON SUMMARY</text:span></text:p>
            <text:p text:style-name="P140">Cloud security refers to the policies, technological procedures, services, and solutions designed to secure the enterprise applications and data on cloud against insider threats, data breaches, compliance issues, and organized security threats.</text:p>
            <text:p text:style-name="P140"/>
            <text:p text:style-name="P136">Cloud <text:span text:style-name="T57">security is a shared responsibility between the cloud provider and the user organization.</text:span></text:p>
            <text:p text:style-name="P136"/>
            <text:p text:style-name="P141">Security architecture <text:span text:style-name="T58">and methods for achieving continuous security need to be embedded through the life cycle of an application to ensure that the application runs on a sage platform, the code is free from vulnerabilities, and the operational risks are understood.</text:span></text:p>
            <text:p text:style-name="P141"/>
            <text:p text:style-name="P116">Identity and access management, also known as access control, helps authenticate and authorize users, and the operational risks are understood. </text:p>
            <text:p text:style-name="P116"/>
            <text:p text:style-name="P104">As part of their Identity and access management services, most cloud providers offer users the ability to define access groups and create access policies that define permissions for users on account resources.</text:p>
            <text:p text:style-name="P104"/>
            <text:p text:style-name="P104">Cloud encryption, often referred to as the last line of defense, not only encrypts data, but also provides robust data access control, key management, and certificate management.</text:p>
            <text:p text:style-name="P104"/>
            <text:p text:style-name="P104"/>
            <text:p text:style-name="P104"><text:soft-page-break/></text:p>
            <text:p text:style-name="P104">Data needs encryption in three states- </text:p>
            <text:p text:style-name="P104">-Encryption at rest; protecting data while it’s stored.</text:p>
            <text:p text:style-name="P104">-Encryption in transit;protecting date while it is transmitted from one location to another</text:p>
            <text:p text:style-name="P104">-Encryption in use; protecting data when it is in use in memory</text:p>
            <text:p text:style-name="P104"/>
            <text:p text:style-name="P104">There needs to be active monitoring of all connected systems and cloud-based services to maintain visibility of all data exchanges between public, private and hybrid cloud environments. This ensures that the cloud provides a trusted platform that can securely integrate with your enterprise data centers.</text:p>
            <text:p text:style-name="P141"/>
            <text:p text:style-name="P124"><text:s/><text:span text:style-name="T59">Cyber Security in the Cloud.</text:span></text:p>
            <text:p text:style-name="P124"/>
            <text:p text:style-name="P126">Meow</text:p>
            <text:p text:style-name="P126"/>
            <text:p text:style-name="P127">Internet security measures:</text:p>
            <text:p text:style-name="P127">Transport Layer Security</text:p>
            <text:p text:style-name="P127">Public Key Certificates</text:p>
            <text:p text:style-name="P128">Firewall Filtering</text:p>
            <text:p text:style-name="P128">I<text:span text:style-name="T60">p</text:span>sec</text:p>
            <text:p text:style-name="P128">Intrusion Detection</text:p>
            <text:p text:style-name="P128">Spam/Malware Filtering</text:p>
            <text:p text:style-name="P79"><text:s text:c="4"/></text:p>
            <text:p text:style-name="P84">Trust boundary = physical security</text:p>
            <text:p text:style-name="P84"/>
            <text:p text:style-name="P78"><text:line-break/>This week we use the arms race to introduce Cloud security step by step. </text:p>
            <text:p text:style-name="P103">Our first step deploys simple network service </text:p>
            <text:p text:style-name="P103">with the smallest possible attack space. </text:p>
            <text:p text:style-name="P103">The remaining steps make the system easier to operate but </text:p>
            <text:p text:style-name="P103">also increase the attack surface. </text:p>
            <text:p text:style-name="Standard"><text:span text:style-name="T54">Each step adds security controls to block the new attack vectors</text:span> and </text:p>
            <text:p text:style-name="P106">try to shrink that surface again. </text:p>
            <text:p text:style-name="P106">The first step strives to come as close as possible to the proverbial computer locked </text:p>
            <text:p text:style-name="P106">up in a box, the service resides on a desktop computer locked in a room. </text:p>
            <text:p text:style-name="P106">The only external access is for </text:p>
            <text:p text:style-name="P106">the services operator and for an Internet connection. </text:p>
            <text:p text:style-name="P106">The second step improves robustness by implementing procedures for </text:p>
            <text:p text:style-name="P106">software updates and periodic backups. </text:p>
            <text:p text:style-name="P110">The third step separates the role of managing the network service from the role </text:p>
            <text:p text:style-name="P110">of managing the computer itself.</text:p>
            <text:p text:style-name="P110"><text:bookmark text:name="button-label-53"/>Play video starting at :3:46 and follow transcript3:46</text:p>
            <text:p text:style-name="P110">The fourth step moves the operators off the service host. </text:p>
            <text:p text:style-name="P112">They use other computers on a trusted network to maintain the network service.</text:p>
            <text:p text:style-name="P112"><text:bookmark text:name="button-label-55"/>Play video starting at :3:55 and follow transcript3:55</text:p>
            <text:p text:style-name="P114">The fifth step moves the operations to the Internet, the network service and </text:p>
            <text:p text:style-name="P114">the operators all reside on separate Internet sites. </text:p>
            <text:p text:style-name="P114"><text:soft-page-break/>We rely on third-party services for software updates and backups. </text:p>
            <text:p text:style-name="P114"/>
            <text:p text:style-name="P114"/>
            <text:p text:style-name="P114"/>
            <text:p text:style-name="P143"/>
            <text:p text:style-name="P85"/>
            <text:p text:style-name="P85"/>
            <text:p text:style-name="P79"><text:s text:c="77"/></text:p>
          </table:table-cell>
        </table:table-row>
        <table:table-row table:style-name="Table1.1">
          <table:table-cell table:style-name="Table1.A3" office:value-type="string">
            <text:p text:style-name="P122"/>
          </table:table-cell>
        </table:table-row>
      </table:table>
      <text:p text:style-name="P27"><text:span text:style-name="T20">Press</text:span><text:span text:style-name="T21"> Alt-V, C</text:span><text:span text:style-name="T22"> <text:s/>to reveal or hide tips on Cornell notes.</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office:font-face-decls>
  <office:styles>
    <draw:gradient draw:name="Gradient_20_4" draw:display-name="Gradient 4" draw:style="linear" draw:start-color="#ff0000" draw:end-color="#fa04f5" draw:start-intensity="100%" draw:end-intensity="100%" draw:angle="3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font-family-generic-complex="system" style:font-pitch-complex="variabl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graphic" style:parent-style-name="Frame">
      <style:graphic-properties fo:background-color="#fd027b" style:background-transparency="0%" draw:fill="gradient" draw:fill-color="#fd027b" draw:fill-gradient-name="Gradient_20_4" draw:gradient-step-count="64" draw:opacity="100%" draw:wrap-influence-on-position="once-concurrent" loext:allow-overlap="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writing-mode="lr-tb">
        <style:tab-stops>
          <style:tab-stop style:position="2.6075in"/>
          <style:tab-stop style:position="5.2173in"/>
          <style:tab-stop style:position="6.8252in" style:type="right"/>
        </style:tab-stops>
      </style:paragraph-properties>
    </style:style>
    <style:style style:name="MT1" style:family="text">
      <style:text-properties fo:color="#fa04f5" loext:opacity="100%" fo:font-size="10pt" style:font-size-asian="10pt" style:font-size-complex="10pt"/>
    </style:style>
    <style:style style:name="MT2" style:family="text">
      <style:text-properties fo:color="#fa04f5" loext:opacity="100%" fo:font-size="10pt" fo:font-weight="bold" style:font-size-asian="10pt" style:font-weight-asian="bold" style:font-size-complex="10pt" style:font-weight-complex="bold"/>
    </style:style>
    <style:style style:name="MT3" style:family="text">
      <style:text-properties fo:color="#ff0000" loext:opacity="100%" fo:font-size="10pt" fo:font-weight="bold" style:font-size-asian="10pt" style:font-weight-asian="bold" style:font-size-complex="10pt" style:font-weight-complex="bold"/>
    </style:style>
    <style:style style:name="MT4" style:family="text">
      <style:text-properties fo:color="#ff8000" loext:opacity="100%" fo:font-size="10pt" fo:font-weight="bold" style:font-size-asian="10pt" style:font-weight-asian="bold" style:font-size-complex="10pt" style:font-weight-complex="bold"/>
    </style:style>
    <style:style style:name="MT5" style:family="text">
      <style:text-properties fo:color="#ffbf00" loext:opacity="100%" fo:font-size="10pt" fo:font-weight="bold" style:font-size-asian="10pt" style:font-weight-asian="bold" style:font-size-complex="10pt" style:font-weight-complex="bold"/>
    </style:style>
    <style:style style:name="MT6" style:family="text">
      <style:text-properties fo:color="#2602fa" loext:opacity="100%" fo:font-size="10pt" fo:font-weight="bold" style:font-size-asian="10pt" style:font-weight-asian="bold" style:font-size-complex="10pt" style:font-weight-complex="bold"/>
    </style:style>
    <style:style style:name="MT7" style:family="text">
      <style:text-properties fo:color="#955dea" loext:opacity="100%" fo:font-size="10pt" fo:font-weight="bold" style:font-size-asian="10pt" style:font-weight-asian="bold" style:font-size-complex="10pt" style:font-weight-complex="bold"/>
    </style:style>
    <style:style style:name="MT8" style:family="text">
      <style:text-properties fo:color="#fa04f5" loext:opacity="100%" fo:font-size="10pt" fo:font-weight="bold" officeooo:rsid="0028c835"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fo:background-color="#1b120a"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draw:fill="solid" draw:fill-color="#1b120a"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571in" fo:margin-left="0in" fo:margin-right="0in" fo:margin-bottom="0.3181in" style:dynamic-spacing="true"/>
      </style:header-style>
      <style:footer-style/>
    </style:page-layout>
    <style:style style:name="Mdp1" style:family="drawing-page">
      <style:drawing-page-properties draw:fill="solid" draw:background-size="full" draw:fill-color="#1b120a" draw:opacity="100%"/>
    </style:style>
  </office:automatic-styles>
  <office:master-styles>
    <style:master-page style:name="Standard" style:page-layout-name="Mpm1" draw:style-name="Mdp1">
      <style:header>
        <text:p text:style-name="MP1"><text:span text:style-name="MT1">Name:</text:span><text:span text:style-name="MT2"> <text:s/></text:span><text:span text:style-name="MT3">R</text:span><text:span text:style-name="MT4">a</text:span><text:span text:style-name="MT5">v</text:span><text:span text:style-name="MT6">e</text:span><text:span text:style-name="MT7">n</text:span><text:span text:style-name="MT2"><text:tab/></text:span><text:span text:style-name="MT1">Class:</text:span><text:span text:style-name="MT2"> <text:s/></text:span><text:span text:style-name="MT8">cloud stuff</text:span><text:span text:style-name="MT2"> </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6T11:17:29</meta:creation-date>
    <dc:description>Further infomation:

Cornell note-taking system explained:
http://lsc.cornell.edu/LSC_Resources/cornellsystem.pdf

About AVID:
http://www.avid.org/</dc:description>
    <meta:keyword>Cornell</meta:keyword>
    <meta:keyword>Notes</meta:keyword>
    <meta:keyword>AVID</meta:keyword>
    <meta:keyword>school</meta:keyword>
    <meta:keyword>homework</meta:keyword>
    <meta:keyword>student</meta:keyword>
    <dc:language>en-US</dc:language>
    <dc:date>2023-07-11T10:03:57.738000000</dc:date>
    <meta:editing-cycles>31</meta:editing-cycles>
    <dc:subject>Based on the AVID/Cornell note taking strategy</dc:subject>
    <dc:title>Coursera Notes</dc:title>
    <meta:editing-duration>P2DT23H40M28S</meta:editing-duration>
    <meta:generator>LibreOffice/7.5.4.2$Windows_X86_64 LibreOffice_project/36ccfdc35048b057fd9854c757a8b67ec53977b6</meta:generator>
    <meta:document-statistic meta:table-count="1" meta:image-count="0" meta:object-count="0" meta:page-count="22" meta:paragraph-count="467" meta:word-count="5804" meta:character-count="37843" meta:non-whitespace-character-count="31200"/>
    <meta:user-defined meta:name="Typist">15.0000</meta:user-defined>
  </office:meta>
</office:document-meta>
</file>